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style:text-properties fo:font-size="14pt" style:font-size-asian="14pt" style:font-size-complex="14pt" fo:font-weight="bold" style:font-weight-asian="bold" style:font-weight-complex="bold"/>
    </style:style>
    <style:style style:name="ce4" style:family="table-cell" style:parent-style-name="Default" style:data-style-name="N0">
      <style:text-properties fo:font-size="11pt" style:font-size-asian="11pt" style:font-size-complex="11pt"/>
    </style:style>
    <style:style style:name="ce5" style:family="table-cell" style:parent-style-name="Default" style:data-style-name="N0">
      <style:table-cell-properties style:vertical-align="automatic"/>
      <style:text-properties fo:color="#0000FF" fo:font-size="14pt" style:font-size-asian="14pt" style:font-size-complex="14pt"/>
    </style:style>
    <style:style style:name="ce6" style:family="table-cell" style:parent-style-name="Default" style:data-style-name="N0">
      <style:table-cell-properties style:vertical-align="automatic"/>
      <style:text-properties fo:font-size="14pt" style:font-size-asian="14pt" style:font-size-complex="14pt"/>
    </style:style>
    <style:style style:name="ce7" style:family="table-cell" style:parent-style-name="Default" style:data-style-name="N30">
      <style:table-cell-properties style:vertical-align="automatic" style:repeat-content="false"/>
      <style:paragraph-properties fo:text-align="center"/>
    </style:style>
    <style:style style:name="ce8" style:family="table-cell" style:parent-style-name="Default" style:data-style-name="N0">
      <style:table-cell-properties style:vertical-align="automatic" fo:background-color="#FFCC99" style:repeat-content="false"/>
      <style:paragraph-properties fo:text-align="center"/>
    </style:style>
    <style:style style:name="ce9" style:family="table-cell" style:parent-style-name="Default" style:data-style-name="N0">
      <style:table-cell-properties style:vertical-align="middle" fo:background-color="#969696"/>
      <style:text-properties fo:font-weight="bold" style:font-weight-asian="bold" style:font-weight-complex="bold"/>
    </style:style>
    <style:style style:name="ce10" style:family="table-cell" style:parent-style-name="Default" style:data-style-name="N0">
      <style:table-cell-properties style:vertical-align="middle" fo:background-color="#969696" style:repeat-content="false"/>
      <style:paragraph-properties fo:text-align="center"/>
      <style:text-properties fo:font-weight="bold" style:font-weight-asian="bold" style:font-weight-complex="bold"/>
    </style:style>
    <style:style style:name="ce11" style:family="table-cell" style:parent-style-name="Default" style:data-style-name="N30">
      <style:table-cell-properties style:vertical-align="middle" fo:wrap-option="wrap" fo:background-color="#969696" style:repeat-content="false"/>
      <style:paragraph-properties fo:text-align="center"/>
      <style:text-properties fo:font-weight="bold" style:font-weight-asian="bold" style:font-weight-complex="bold"/>
    </style:style>
    <style:style style:name="ce12" style:family="table-cell" style:parent-style-name="Default" style:data-style-name="N30">
      <style:table-cell-properties style:vertical-align="middle" fo:background-color="#969696" style:repeat-content="false"/>
      <style:paragraph-properties fo:text-align="center"/>
      <style:text-properties fo:font-weight="bold" style:font-weight-asian="bold" style:font-weight-complex="bold"/>
    </style:style>
    <style:style style:name="ce13" style:family="table-cell" style:parent-style-name="Default" style:data-style-name="N30">
      <style:table-cell-properties style:vertical-align="middle" fo:wrap-option="wrap" fo:background-color="#FFCC99"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style:vertical-align="middle" fo:background-color="#FCF305"/>
      <style:text-properties fo:color="#0000D4" fo:font-size="12pt" style:font-size-asian="12pt" style:font-size-complex="12pt" style:text-underline-style="solid" style:text-underline-type="single" fo:font-weight="bold" style:font-weight-asian="bold" style:font-weight-complex="bold"/>
    </style:style>
    <style:style style:name="ce16" style:family="table-cell" style:parent-style-name="Default" style:data-style-name="N0">
      <style:table-cell-properties style:vertical-align="middle" fo:background-color="#FCF305"/>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style>
    <style:style style:name="ce18" style:family="table-cell" style:parent-style-name="Default" style:data-style-name="N3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background-color="#969696"/>
      <style:text-properties fo:font-weight="bold" style:font-weight-asian="bold" style:font-weight-complex="bold"/>
    </style:style>
    <style:style style:name="ce20" style:family="table-cell" style:parent-style-name="Default" style:data-style-name="N0">
      <style:table-cell-properties style:vertical-align="automatic" fo:background-color="#969696"/>
    </style:style>
    <style:style style:name="ce21" style:family="table-cell" style:parent-style-name="Default" style:data-style-name="N0">
      <style:table-cell-properties style:vertical-align="automatic" fo:background-color="#969696" style:repeat-content="false"/>
      <style:paragraph-properties fo:text-align="center"/>
    </style:style>
    <style:style style:name="ce22" style:family="table-cell" style:parent-style-name="Default" style:data-style-name="N0">
      <style:table-cell-properties style:vertical-align="automatic" fo:background-color="#969696" style:repeat-content="false"/>
      <style:paragraph-properties fo:text-align="center"/>
      <style:text-properties fo:font-weight="bold" style:font-weight-asian="bold" style:font-weight-complex="bold"/>
    </style:style>
    <style:style style:name="ce23" style:family="table-cell" style:parent-style-name="Default" style:data-style-name="N30">
      <style:table-cell-properties style:vertical-align="automatic" fo:background-color="#969696" style:repeat-content="false"/>
      <style:paragraph-properties fo:text-align="center"/>
    </style:style>
    <style:style style:name="ce24" style:family="table-cell" style:parent-style-name="Default" style:data-style-name="N0">
      <style:table-cell-properties style:vertical-align="automatic" fo:background-color="#FFCC99"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style:vertical-align="automatic"/>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fo:background-color="#FFFF00"/>
    </style:style>
    <style:style style:name="co1" style:family="table-column">
      <style:table-column-properties fo:break-before="auto" style:column-width="7.83166666666667cm"/>
    </style:style>
    <style:style style:name="co2" style:family="table-column">
      <style:table-column-properties fo:break-before="auto" style:column-width="9.86366666666667cm"/>
    </style:style>
    <style:style style:name="co3" style:family="table-column">
      <style:table-column-properties fo:break-before="auto" style:column-width="1.73566666666667cm"/>
    </style:style>
    <style:style style:name="co4" style:family="table-column">
      <style:table-column-properties fo:break-before="auto" style:column-width="1.9685cm"/>
    </style:style>
    <style:style style:name="co5" style:family="table-column">
      <style:table-column-properties fo:break-before="auto" style:column-width="2.4765cm"/>
    </style:style>
    <style:style style:name="co6" style:family="table-column">
      <style:table-column-properties fo:break-before="auto" style:column-width="1.69333333333333cm"/>
    </style:style>
    <style:style style:name="co7" style:family="table-column">
      <style:table-column-properties fo:break-before="auto" style:column-width="6.68866666666667cm"/>
    </style:style>
    <style:style style:name="co8" style:family="table-column">
      <style:table-column-properties fo:break-before="auto" style:column-width="9.3345cm"/>
    </style:style>
    <style:style style:name="co9" style:family="table-column">
      <style:table-column-properties fo:break-before="auto" style:column-width="9.29216666666667cm" style:use-optimal-column-width="true"/>
    </style:style>
    <style:style style:name="co10" style:family="table-column">
      <style:table-column-properties fo:break-before="auto" style:column-width="2.159cm"/>
    </style:style>
    <style:style style:name="co11" style:family="table-column">
      <style:table-column-properties fo:break-before="auto" style:column-width="2.2225cm"/>
    </style:style>
    <style:style style:name="co12" style:family="table-column">
      <style:table-column-properties fo:break-before="auto" style:column-width="2.43416666666667cm"/>
    </style:style>
    <style:style style:name="co13" style:family="table-column">
      <style:table-column-properties fo:break-before="auto" style:column-width="16.002cm"/>
    </style:style>
    <style:style style:name="ro1" style:family="table-row">
      <style:table-row-properties style:row-height="18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30.7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37.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8"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style>
    <style:style style:name="ce29"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style>
    <style:style style:name="ce30" style:family="table-cell" style:parent-style-name="Default" style:data-style-name="N30">
      <style:table-cell-properties style:vertical-align="middle" fo:background-color="#969696" style:repeat-content="false"/>
      <style:paragraph-properties fo:text-align="center"/>
      <style:text-properties fo:font-weight="bold" style:font-weight-asian="bold" style:font-weight-complex="bold"/>
      <style:map style:condition="of:cell-content()=&quot;Delayed&quot;" style:apply-style-name="cf1"/>
    </style:style>
    <style:style style:name="ce31" style:family="table-cell" style:parent-style-name="Default" style:data-style-name="N3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map style:condition="of:cell-content()=&quot;Delayed&quot;" style:apply-style-name="cf1"/>
    </style:style>
    <style:style style:name="ce32"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style>
    <style:style style:name="ce33" style:family="table-cell" style:parent-style-name="Default" style:data-style-name="N30">
      <style:table-cell-properties style:vertical-align="automatic" style:repeat-content="false"/>
      <style:paragraph-properties fo:text-align="center"/>
      <style:map style:condition="of:cell-content()=&quot;Delayed&quot;" style:apply-style-name="cf1"/>
    </style:style>
    <style:style style:name="ce34"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help-message table:display="true">
            <text:p><text:s/>-</text:p>
          </table:help-message>
          <table:error-message table:display="true"/>
        </table:content-validation>
        <table:content-validation table:name="val2" table:condition="of:cell-content-is-in-list(&quot;Planned&quot;;&quot;Ongoing&quot;;&quot;Delayed&quot;;&quot;Done&quot;)">
          <table:help-message table:display="true">
            <text:p><text:s/>-</text:p>
          </table:help-message>
          <table:error-message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20" table:default-cell-style-name="ce1"/>
        <table:table-column table:style-name="co5" table:number-columns-repeated="998" table:default-cell-style-name="ce1"/>
        <table:table-column table:style-name="co6" table:number-columns-repeated="15360" table:default-cell-style-name="ce1"/>
        <table:table-row table:style-name="ro1">
          <table:table-cell table:style-name="ce2"/>
          <table:table-cell table:style-name="ce1"/>
          <table:table-cell office:value-type="string" table:style-name="ce3">
            <text:p>Using the Status tracker</text:p>
          </table:table-cell>
          <table:table-cell table:number-columns-repeated="16381"/>
        </table:table-row>
        <table:table-row table:style-name="ro1">
          <table:table-cell table:style-name="ce2"/>
          <table:table-cell table:style-name="ce1"/>
          <table:table-cell table:style-name="ce3"/>
          <table:table-cell table:number-columns-repeated="16381"/>
        </table:table-row>
        <table:table-row table:style-name="ro2">
          <table:table-cell office:value-type="string" table:style-name="ce4">
            <text:p>At the end of each week, update the status of all activities completed during the week</text:p>
          </table:table-cell>
          <table:table-cell table:number-columns-repeated="16383" table:style-name="ce1"/>
        </table:table-row>
        <table:table-row table:style-name="ro2">
          <table:table-cell office:value-type="string" table:style-name="ce4">
            <text:p>The status tracker shown in this worksheet is an example tracker (values filled are during the middle of the week)</text:p>
          </table:table-cell>
          <table:table-cell table:number-columns-repeated="16383" table:style-name="ce1"/>
        </table:table-row>
        <table:table-row table:style-name="ro2">
          <table:table-cell office:value-type="string" table:style-name="ce4">
            <text:p>Fill in hours spent on each activity during the current week</text:p>
          </table:table-cell>
          <table:table-cell table:number-columns-repeated="16383" table:style-name="ce1"/>
        </table:table-row>
        <table:table-row table:style-name="ro2">
          <table:table-cell table:style-name="ce1"/>
          <table:table-cell office:value-type="string" table:style-name="ce4">
            <text:p>If 5 team members each spent an hour, that counts as 5 hours</text:p>
          </table:table-cell>
          <table:table-cell table:number-columns-repeated="16382" table:style-name="ce1"/>
        </table:table-row>
        <table:table-row table:style-name="ro2">
          <table:table-cell table:style-name="ce1"/>
          <table:table-cell office:value-type="string" table:style-name="ce4">
            <text:p>Fill in time for activities not fully completed ("ongoing") as well, then update these values during following weeks</text:p>
          </table:table-cell>
          <table:table-cell table:number-columns-repeated="16382" table:style-name="ce1"/>
        </table:table-row>
        <table:table-row table:style-name="ro2">
          <table:table-cell office:value-type="string" table:style-name="ce4">
            <text:p>During the planning phases, identify the activities to be done during each week</text:p>
          </table:table-cell>
          <table:table-cell table:number-columns-repeated="16383" table:style-name="ce1"/>
        </table:table-row>
        <table:table-row table:style-name="ro2">
          <table:table-cell office:value-type="string" table:style-name="ce4">
            <text:p>If you spend time on an activity not listed in the tracker, add the activity and list actual hours (need not fill in estimated hours if you didn't estimate it up front)</text:p>
          </table:table-cell>
          <table:table-cell table:number-columns-repeated="16383" table:style-name="ce1"/>
        </table:table-row>
        <table:table-row table:style-name="ro2">
          <table:table-cell table:number-columns-repeated="16384" table:style-name="ce1"/>
        </table:table-row>
        <table:table-row table:style-name="ro2">
          <table:table-cell office:value-type="string" table:style-name="ce4">
            <text:p>For new activities, identify the type of activity - documentation, coordination, estimation etc.</text:p>
          </table:table-cell>
          <table:table-cell table:number-columns-repeated="16383" table:style-name="ce1"/>
        </table:table-row>
        <table:table-row table:style-name="ro2">
          <table:table-cell table:number-columns-repeated="16384" table:style-name="ce1"/>
        </table:table-row>
        <table:table-row table:style-name="ro2">
          <table:table-cell office:value-type="string" table:style-name="ce4">
            <text:p>At the end of each week, plan ahead for the following week</text:p>
          </table:table-cell>
          <table:table-cell table:number-columns-repeated="16383" table:style-name="ce1"/>
        </table:table-row>
        <table:table-row table:style-name="ro2">
          <table:table-cell table:style-name="ce1"/>
          <table:table-cell office:value-type="string" table:style-name="ce4">
            <text:p>Identify people responsible for each activity</text:p>
          </table:table-cell>
          <table:table-cell table:number-columns-repeated="16382" table:style-name="ce1"/>
        </table:table-row>
        <table:table-row table:style-name="ro2">
          <table:table-cell table:style-name="ce1"/>
          <table:table-cell office:value-type="string" table:style-name="ce4">
            <text:p>Estimate the hours needed for the activity</text:p>
          </table:table-cell>
          <table:table-cell table:number-columns-repeated="16382" table:style-name="ce1"/>
        </table:table-row>
        <table:table-row table:number-rows-repeated="3" table:style-name="ro2">
          <table:table-cell table:number-columns-repeated="16384" table:style-name="ce1"/>
        </table:table-row>
        <table:table-row table:style-name="ro3">
          <table:table-cell office:value-type="string" table:style-name="ce3">
            <text:p>PROJECT NUMBER</text:p>
          </table:table-cell>
          <table:table-cell office:value-type="float" office:value="1" table:style-name="ce5">
            <text:p>1</text:p>
          </table:table-cell>
          <table:table-cell table:number-columns-repeated="16382"/>
        </table:table-row>
        <table:table-row table:style-name="ro4">
          <table:table-cell office:value-type="string" table:style-name="ce3">
            <text:p>PROJECT NAME</text:p>
          </table:table-cell>
          <table:table-cell office:value-type="string" table:style-name="ce5">
            <text:p>Organisational Information sharing and Leave Management System</text:p>
          </table:table-cell>
          <table:table-cell table:number-columns-repeated="16382"/>
        </table:table-row>
        <table:table-row table:style-name="ro4">
          <table:table-cell office:value-type="string" table:style-name="ce3">
            <text:p>PROJECT MENTOR (sponsor)</text:p>
          </table:table-cell>
          <table:table-cell office:value-type="string" table:style-name="ce5">
            <text:p>Shahid Ahmed (Eklavya Foundation)</text:p>
          </table:table-cell>
          <table:table-cell table:number-columns-repeated="16382"/>
        </table:table-row>
        <table:table-row table:style-name="ro5">
          <table:table-cell office:value-type="string" table:style-name="ce3">
            <text:p>TEAM MEMBERS</text:p>
          </table:table-cell>
          <table:table-cell office:value-type="string" table:style-name="ce5">
            <text:p>Ananthula Sai Ravichandra</text:p>
          </table:table-cell>
          <table:table-cell table:number-columns-repeated="16382"/>
        </table:table-row>
        <table:table-row table:style-name="ro1">
          <table:table-cell table:style-name="ce1"/>
          <table:table-cell office:value-type="string" table:style-name="ce5">
            <text:p>Krishiv Gupta</text:p>
          </table:table-cell>
          <table:table-cell table:number-columns-repeated="16382"/>
        </table:table-row>
        <table:table-row table:style-name="ro1">
          <table:table-cell table:style-name="ce1"/>
          <table:table-cell office:value-type="string" table:style-name="ce5">
            <text:p>Chaitanya Thogata</text:p>
          </table:table-cell>
          <table:table-cell table:number-columns-repeated="16382"/>
        </table:table-row>
        <table:table-row table:style-name="ro1">
          <table:table-cell table:style-name="ce1"/>
          <table:table-cell office:value-type="string" table:style-name="ce5">
            <text:p>Aditya Chandramouli</text:p>
          </table:table-cell>
          <table:table-cell table:number-columns-repeated="16382"/>
        </table:table-row>
        <table:table-row table:style-name="ro1">
          <table:table-cell table:style-name="ce1"/>
          <table:table-cell office:value-type="string" table:style-name="ce5">
            <text:p>Sai Aditya</text:p>
          </table:table-cell>
          <table:table-cell table:number-columns-repeated="16382"/>
        </table:table-row>
        <table:table-row table:style-name="ro1">
          <table:table-cell table:style-name="ce1"/>
          <table:table-cell table:style-name="ce5"/>
          <table:table-cell table:number-columns-repeated="16382"/>
        </table:table-row>
        <table:table-row table:number-rows-repeated="5" table:style-name="ro2">
          <table:table-cell table:number-columns-repeated="16384" table:style-name="ce1"/>
        </table:table-row>
        <table:table-row table:number-rows-repeated="968" table:style-name="ro2">
          <table:table-cell table:number-columns-repeated="16384"/>
        </table:table-row>
        <table:table-row table:number-rows-repeated="1047576" table:style-name="ro6">
          <table:table-cell table:number-columns-repeated="16384"/>
        </table:table-row>
      </table:table>
      <table:table table:name="Status"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1" table:number-columns-repeated="2" table:default-cell-style-name="ce1"/>
        <table:table-column table:style-name="co4" table:number-columns-repeated="17" table:default-cell-style-name="ce1"/>
        <table:table-column table:style-name="co5" table:number-columns-repeated="998" table:default-cell-style-name="ce1"/>
        <table:table-column table:style-name="co6" table:number-columns-repeated="15360" table:default-cell-style-name="ce1"/>
        <table:table-row table:style-name="ro7">
          <table:table-cell office:value-type="string" office:string-value="PROJECT NUMBER" table:formula="of:=([Instructions.A19])" table:style-name="ce3">
            <text:p>PROJECT NUMBER</text:p>
          </table:table-cell>
          <table:table-cell office:value-type="float" office:value="1" table:formula="of:=([Instructions.B19])" table:style-name="ce6">
            <text:p>1</text:p>
          </table:table-cell>
          <table:table-cell table:number-columns-repeated="3" table:style-name="ce2"/>
          <table:table-cell table:style-name="ce7"/>
          <table:table-cell table:style-name="ce1"/>
          <table:table-cell table:number-columns-repeated="2" table:style-name="ce8"/>
          <table:table-cell table:number-columns-repeated="16375" table:style-name="ce1"/>
        </table:table-row>
        <table:table-row table:style-name="ro4">
          <table:table-cell office:value-type="string" office:string-value="PROJECT NAME" table:formula="of:=([Instructions.A20])" table:style-name="ce3">
            <text:p>PROJECT NAME</text:p>
          </table:table-cell>
          <table:table-cell office:value-type="string" office:string-value="Organisational Information sharing and Leave Management System" table:formula="of:=([Instructions.B20])" table:style-name="ce6">
            <text:p>Organisational Information sharing and Leave Management System</text:p>
          </table:table-cell>
          <table:table-cell table:number-columns-repeated="3" table:style-name="ce2"/>
          <table:table-cell table:style-name="ce7"/>
          <table:table-cell table:style-name="ce1"/>
          <table:table-cell table:number-columns-repeated="2" table:style-name="ce8"/>
          <table:table-cell table:number-columns-repeated="16375" table:style-name="ce1"/>
        </table:table-row>
        <table:table-row table:style-name="ro3">
          <table:table-cell office:value-type="string" office:string-value="PROJECT MENTOR (sponsor)" table:formula="of:=([Instructions.A21])" table:style-name="ce3">
            <text:p>PROJECT MENTOR (sponsor)</text:p>
          </table:table-cell>
          <table:table-cell office:value-type="string" office:string-value="Shahid Ahmed (Eklavya Foundation)" table:formula="of:=([Instructions.B21])" table:style-name="ce6">
            <text:p>Shahid Ahmed (Eklavya Foundation)</text:p>
          </table:table-cell>
          <table:table-cell table:number-columns-repeated="3" table:style-name="ce2"/>
          <table:table-cell table:style-name="ce7"/>
          <table:table-cell table:style-name="ce1"/>
          <table:table-cell table:number-columns-repeated="2" table:style-name="ce8"/>
          <table:table-cell table:number-columns-repeated="16375" table:style-name="ce1"/>
        </table:table-row>
        <table:table-row table:style-name="ro2">
          <table:table-cell table:number-columns-repeated="2" table:style-name="ce1"/>
          <table:table-cell table:number-columns-repeated="3" table:style-name="ce2"/>
          <table:table-cell table:style-name="ce7"/>
          <table:table-cell table:style-name="ce1"/>
          <table:table-cell table:number-columns-repeated="2" table:style-name="ce8"/>
          <table:table-cell table:number-columns-repeated="16375" table:style-name="ce1"/>
        </table:table-row>
        <table:table-row table:style-name="ro8">
          <table:table-cell office:value-type="string" table:style-name="ce9">
            <text:p>Activity Name</text:p>
          </table:table-cell>
          <table:table-cell office:value-type="string" table:content-validation-name="val1" table:style-name="ce9">
            <text:p>Type</text:p>
          </table:table-cell>
          <table:table-cell office:value-type="string" table:style-name="ce10">
            <office:annotation draw:style-name="a0" svg:x="7.5in" svg:y="1.79166666666667in" svg:width="7.19166666666667in" svg:height="0.716666666666667in">
              <dc:creator/>
              <text:p>SE:</text:p>
              <text:p>The person responsible for ensuring completion, not necessarily all the people doing it</text:p>
            </office:annotation>
            <text:p>Responsible</text:p>
          </table:table-cell>
          <table:table-cell office:value-type="string" table:style-name="ce11">
            <text:p>Estimated Team Hours</text:p>
          </table:table-cell>
          <table:table-cell office:value-type="string" table:style-name="ce11">
            <text:p>Actual Hours</text:p>
          </table:table-cell>
          <table:table-cell office:value-type="string" table:content-validation-name="val2" table:style-name="ce30">
            <text:p>Status</text:p>
          </table:table-cell>
          <table:table-cell office:value-type="string" table:style-name="ce9">
            <office:annotation draw:style-name="a1" svg:x="16.4833333333333in" svg:y="1.79166666666667in" svg:width="3.29166666666667in" svg:height="0.716666666666667in">
              <dc:creator/>
              <text:p>swami:</text:p>
              <text:p>Insert your own comments</text:p>
            </office:annotation>
            <text:p>Comments</text:p>
          </table:table-cell>
          <table:table-cell office:value-type="string" table:style-name="ce13">
            <office:annotation draw:style-name="a2" svg:x="17.3583333333333in" svg:y="1.79166666666667in" svg:width="3.19166666666667in" svg:height="0.716666666666667in">
              <dc:creator/>
              <text:p>SE:</text:p>
              <text:p>This field is updated automatically</text:p>
            </office:annotation>
            <text:p>Estimation error</text:p>
          </table:table-cell>
          <table:table-cell office:value-type="string" table:style-name="ce13">
            <text:p>Estimation error %</text:p>
          </table:table-cell>
          <table:table-cell table:number-columns-repeated="17" table:style-name="ce14"/>
          <table:table-cell table:number-columns-repeated="16358"/>
        </table:table-row>
        <table:table-row-group>
          <table:table-row-group>
            <table:table-row table:style-name="ro3">
              <table:table-cell office:value-type="string" table:style-name="ce15">
                <text:p><text:s text:c="4"/>See Instructions sheet for usage</text:p>
              </table:table-cell>
              <table:table-cell table:content-validation-name="val1" table:style-name="ce16"/>
              <table:table-cell table:number-columns-repeated="3" table:style-name="ce17"/>
              <table:table-cell table:content-validation-name="val2" table:style-name="ce31"/>
              <table:table-cell table:style-name="ce16"/>
              <table:table-cell table:number-columns-repeated="2" table:style-name="ce17"/>
              <table:table-cell table:number-columns-repeated="17" table:style-name="ce16"/>
              <table:table-cell table:number-columns-repeated="16358"/>
            </table:table-row>
            <table:table-row table:style-name="ro2">
              <table:table-cell office:value-type="string" table:style-name="ce19">
                <text:p>Week 1 (January 16- <text:s/>January 21)</text:p>
              </table:table-cell>
              <table:table-cell table:content-validation-name="val1" table:style-name="ce20"/>
              <table:table-cell table:style-name="ce21"/>
              <table:table-cell table:number-columns-repeated="2" table:style-name="ce22"/>
              <table:table-cell table:content-validation-name="val2" table:style-name="ce32"/>
              <table:table-cell table:style-name="ce20"/>
              <table:table-cell office:value-type="string" office:string-value="" table:formula="of:=IF(OR([.D7]=&quot;&quot;;[.E7]=&quot;&quot;);&quot;&quot;;[.D7]-[.E7])" table:style-name="ce24"/>
              <table:table-cell office:value-type="string" office:string-value="" table:formula="of:=IF(OR([.H7]=&quot;&quot;;[.E7]=0);&quot;&quot;;ABS([.H7])/[.E7]*100)" table:style-name="ce24"/>
              <table:table-cell table:number-columns-repeated="16375" table:style-name="ce1"/>
            </table:table-row>
            <table:table-row table:style-name="ro2">
              <table:table-cell office:value-type="string" table:style-name="ce25">
                <text:p>Fix meeting with client</text:p>
              </table:table-cell>
              <table:table-cell office:value-type="string" table:content-validation-name="val1" table:style-name="ce25">
                <text:p>Coordination</text:p>
              </table:table-cell>
              <table:table-cell office:value-type="string" table:style-name="ce2">
                <text:p>Ravi</text:p>
              </table:table-cell>
              <table:table-cell office:value-type="float" office:value="0.5" table:style-name="ce2">
                <text:p>0.5</text:p>
              </table:table-cell>
              <table:table-cell office:value-type="float" office:value="0.3" table:style-name="ce2">
                <text:p>0.3</text:p>
              </table:table-cell>
              <table:table-cell office:value-type="string" table:content-validation-name="val2" table:style-name="ce33">
                <text:p>Done</text:p>
              </table:table-cell>
              <table:table-cell table:style-name="ce25"/>
              <table:table-cell office:value-type="float" office:value="0.2" table:formula="of:=IF(OR([.D8]=&quot;&quot;;[.E8]=&quot;&quot;);&quot;&quot;;[.D8]-[.E8])" table:style-name="ce24">
                <text:p>0.2</text:p>
              </table:table-cell>
              <table:table-cell office:value-type="float" office:value="66.666666666666671" table:formula="of:=IF(OR([.H8]=&quot;&quot;;[.E8]=0);&quot;&quot;;ABS([.H8])/[.E8]*100)" table:style-name="ce24">
                <text:p>66.66666667</text:p>
              </table:table-cell>
              <table:table-cell table:number-columns-repeated="16375" table:style-name="ce1"/>
            </table:table-row>
            <table:table-row table:style-name="ro2">
              <table:table-cell office:value-type="string" table:style-name="ce25">
                <text:p>GIT Repository setup</text:p>
              </table:table-cell>
              <table:table-cell office:value-type="string" table:content-validation-name="val1" table:style-name="ce25">
                <text:p>Preparation</text:p>
              </table:table-cell>
              <table:table-cell office:value-type="string" table:style-name="ce2">
                <text:p>Chandramouli</text:p>
              </table:table-cell>
              <table:table-cell office:value-type="float" office:value="0.5" table:style-name="ce2">
                <text:p>0.5</text:p>
              </table:table-cell>
              <table:table-cell office:value-type="float" office:value="0.2" table:style-name="ce2">
                <text:p>0.2</text:p>
              </table:table-cell>
              <table:table-cell office:value-type="string" table:content-validation-name="val2" table:style-name="ce33">
                <text:p>Done</text:p>
              </table:table-cell>
              <table:table-cell table:style-name="ce25"/>
              <table:table-cell office:value-type="float" office:value="0.3" table:formula="of:=IF(OR([.D9]=&quot;&quot;;[.E9]=&quot;&quot;);&quot;&quot;;[.D9]-[.E9])" table:style-name="ce24">
                <text:p>0.3</text:p>
              </table:table-cell>
              <table:table-cell office:value-type="float" office:value="149.99999999999997" table:formula="of:=IF(OR([.H9]=&quot;&quot;;[.E9]=0);&quot;&quot;;ABS([.H9])/[.E9]*100)" table:style-name="ce24">
                <text:p>150</text:p>
              </table:table-cell>
              <table:table-cell table:number-columns-repeated="16375" table:style-name="ce1"/>
            </table:table-row>
            <table:table-row table:style-name="ro9">
              <table:table-cell office:value-type="string" table:style-name="ce26">
                <text:p>Client meeting</text:p>
              </table:table-cell>
              <table:table-cell office:value-type="string" table:content-validation-name="val1" table:style-name="ce25">
                <text:p>Coordination</text:p>
              </table:table-cell>
              <table:table-cell office:value-type="string" table:style-name="ce2">
                <text:p>All</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33">
                <text:p>Done</text:p>
              </table:table-cell>
              <table:table-cell office:value-type="string" table:style-name="ce25">
                <text:p>Meeting happened on 25th Jan</text:p>
              </table:table-cell>
              <table:table-cell office:value-type="float" office:value="0" table:formula="of:=IF(OR([.D10]=&quot;&quot;;[.E10]=&quot;&quot;);&quot;&quot;;[.D10]-[.E10])" table:style-name="ce24">
                <text:p>0</text:p>
              </table:table-cell>
              <table:table-cell office:value-type="float" office:value="0" table:formula="of:=IF(OR([.H10]=&quot;&quot;;[.E10]=0);&quot;&quot;;ABS([.H10])/[.E10]*100)" table:style-name="ce24">
                <text:p>0</text:p>
              </table:table-cell>
              <table:table-cell table:number-columns-repeated="16375" table:style-name="ce1"/>
            </table:table-row>
            <table:table-row table:style-name="ro9">
              <table:table-cell office:value-type="string" table:style-name="ce26">
                <text:p>MoM creation</text:p>
              </table:table-cell>
              <table:table-cell office:value-type="string" table:content-validation-name="val1" table:style-name="ce25">
                <text:p>Documentation</text:p>
              </table:table-cell>
              <table:table-cell office:value-type="string" table:style-name="ce2">
                <text:p>Chaitanya</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33">
                <text:p>Done</text:p>
              </table:table-cell>
              <table:table-cell office:value-type="string" table:style-name="ce25">
                <text:p>Resolved some ambiguity on the product structure and clarified requirements</text:p>
              </table:table-cell>
              <table:table-cell office:value-type="float" office:value="0" table:formula="of:=IF(OR([.D11]=&quot;&quot;;[.E11]=&quot;&quot;);&quot;&quot;;[.D11]-[.E11])" table:style-name="ce24">
                <text:p>0</text:p>
              </table:table-cell>
              <table:table-cell office:value-type="float" office:value="0" table:formula="of:=IF(OR([.H11]=&quot;&quot;;[.E11]=0);&quot;&quot;;ABS([.H11])/[.E11]*100)" table:style-name="ce24">
                <text:p>0</text:p>
              </table:table-cell>
              <table:table-cell table:number-columns-repeated="16375" table:style-name="ce1"/>
            </table:table-row>
            <table:table-row table:style-name="ro9">
              <table:table-cell office:value-type="string" table:style-name="ce26">
                <text:p>Project Plan writeup</text:p>
              </table:table-cell>
              <table:table-cell office:value-type="string" table:content-validation-name="val1" table:style-name="ce25">
                <text:p>Documentation</text:p>
              </table:table-cell>
              <table:table-cell office:value-type="string" table:style-name="ce2">
                <text:p>Ravi</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33">
                <text:p>Done</text:p>
              </table:table-cell>
              <table:table-cell table:style-name="ce25"/>
              <table:table-cell office:value-type="float" office:value="0" table:formula="of:=IF(OR([.D12]=&quot;&quot;;[.E12]=&quot;&quot;);&quot;&quot;;[.D12]-[.E12])" table:style-name="ce24">
                <text:p>0</text:p>
              </table:table-cell>
              <table:table-cell office:value-type="float" office:value="0" table:formula="of:=IF(OR([.H12]=&quot;&quot;;[.E12]=0);&quot;&quot;;ABS([.H12])/[.E12]*100)" table:style-name="ce24">
                <text:p>0</text:p>
              </table:table-cell>
              <table:table-cell table:number-columns-repeated="16375" table:style-name="ce1"/>
            </table:table-row>
            <table:table-row table:number-rows-repeated="2" table:style-name="ro2">
              <table:table-cell table:style-name="ce25"/>
              <table:table-cell table:content-validation-name="val1" table:style-name="ce25"/>
              <table:table-cell table:number-columns-repeated="3" table:style-name="ce2"/>
              <table:table-cell table:content-validation-name="val2" table:style-name="ce33"/>
              <table:table-cell table:style-name="ce25"/>
              <table:table-cell table:number-columns-repeated="2" table:style-name="ce24"/>
              <table:table-cell table:number-columns-repeated="16375" table:style-name="ce1"/>
            </table:table-row>
            <table:table-row table:number-rows-repeated="2" table:style-name="ro2">
              <table:table-cell table:style-name="ce25"/>
              <table:table-cell table:content-validation-name="val1" table:style-name="ce25"/>
              <table:table-cell table:number-columns-repeated="3" table:style-name="ce2"/>
              <table:table-cell table:content-validation-name="val2" table:style-name="ce33"/>
              <table:table-cell table:style-name="ce1"/>
              <table:table-cell table:number-columns-repeated="2" table:style-name="ce24"/>
              <table:table-cell table:number-columns-repeated="16375" table:style-name="ce1"/>
            </table:table-row>
            <table:table-row table:style-name="ro2">
              <table:table-cell office:value-type="string" table:style-name="ce19">
                <text:p>Week 2 (January 22 - January 28)</text:p>
              </table:table-cell>
              <table:table-cell table:content-validation-name="val1" table:style-name="ce20"/>
              <table:table-cell table:number-columns-repeated="3" table:style-name="ce21"/>
              <table:table-cell table:content-validation-name="val2" table:style-name="ce32"/>
              <table:table-cell table:style-name="ce20"/>
              <table:table-cell office:value-type="string" office:string-value="" table:formula="of:=IF(OR([.D17]=&quot;&quot;;[.E17]=&quot;&quot;);&quot;&quot;;[.D17]-[.E17])" table:style-name="ce24"/>
              <table:table-cell office:value-type="string" office:string-value="" table:formula="of:=IF(OR([.H17]=&quot;&quot;;[.E17]=0);&quot;&quot;;ABS([.H17])/[.E17]*100)" table:style-name="ce24"/>
              <table:table-cell table:number-columns-repeated="17" table:style-name="ce20"/>
              <table:table-cell table:number-columns-repeated="16358"/>
            </table:table-row>
            <table:table-row table:style-name="ro2">
              <table:table-cell office:value-type="string" table:style-name="ce25">
                <text:p>Fix meeting with client</text:p>
              </table:table-cell>
              <table:table-cell office:value-type="string" table:content-validation-name="val1" table:style-name="ce25">
                <text:p>Coordination</text:p>
              </table:table-cell>
              <table:table-cell office:value-type="string" table:style-name="ce2">
                <text:p>Aditya</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33">
                <text:p>Done</text:p>
              </table:table-cell>
              <table:table-cell table:style-name="ce25"/>
              <table:table-cell office:value-type="float" office:value="0" table:style-name="ce24">
                <text:p>0</text:p>
              </table:table-cell>
              <table:table-cell office:value-type="float" office:value="0" table:style-name="ce24">
                <text:p>0</text:p>
              </table:table-cell>
              <table:table-cell table:number-columns-repeated="16375" table:style-name="ce1"/>
            </table:table-row>
            <table:table-row table:style-name="ro2">
              <table:table-cell office:value-type="string" table:style-name="ce25">
                <text:p>MoM creation</text:p>
              </table:table-cell>
              <table:table-cell office:value-type="string" table:content-validation-name="val1" table:style-name="ce25">
                <text:p>Documentation</text:p>
              </table:table-cell>
              <table:table-cell office:value-type="string" table:style-name="ce2">
                <text:p>Chaitanya</text:p>
              </table:table-cell>
              <table:table-cell office:value-type="float" office:value="1" table:style-name="ce2">
                <text:p>1</text:p>
              </table:table-cell>
              <table:table-cell office:value-type="float" office:value="1.5" table:style-name="ce2">
                <text:p>1.5</text:p>
              </table:table-cell>
              <table:table-cell office:value-type="string" table:content-validation-name="val2" table:style-name="ce33">
                <text:p>Done</text:p>
              </table:table-cell>
              <table:table-cell table:style-name="ce25"/>
              <table:table-cell office:value-type="float" office:value="-0.5" table:style-name="ce24">
                <text:p>-0.5</text:p>
              </table:table-cell>
              <table:table-cell office:value-type="float" office:value="33.33334" table:style-name="ce24">
                <text:p>33.33334</text:p>
              </table:table-cell>
              <table:table-cell table:number-columns-repeated="16375" table:style-name="ce1"/>
            </table:table-row>
            <table:table-row table:style-name="ro9">
              <table:table-cell office:value-type="string" table:style-name="ce26">
                <text:p>Project Plan writeup</text:p>
              </table:table-cell>
              <table:table-cell office:value-type="string" table:content-validation-name="val1" table:style-name="ce25">
                <text:p>Documentation</text:p>
              </table:table-cell>
              <table:table-cell office:value-type="string" table:style-name="ce2">
                <text:p>Ravi</text:p>
              </table:table-cell>
              <table:table-cell office:value-type="float" office:value="1" table:style-name="ce2">
                <text:p>1</text:p>
              </table:table-cell>
              <table:table-cell office:value-type="float" office:value="0.5" table:style-name="ce2">
                <text:p>0.5</text:p>
              </table:table-cell>
              <table:table-cell office:value-type="string" table:content-validation-name="val2" table:style-name="ce33">
                <text:p>Done</text:p>
              </table:table-cell>
              <table:table-cell table:style-name="ce25"/>
              <table:table-cell office:value-type="float" office:value="0.5" table:style-name="ce24">
                <text:p>0.5</text:p>
              </table:table-cell>
              <table:table-cell office:value-type="float" office:value="100" table:style-name="ce24">
                <text:p>100</text:p>
              </table:table-cell>
              <table:table-cell table:number-columns-repeated="16375" table:style-name="ce1"/>
            </table:table-row>
            <table:table-row table:style-name="ro8">
              <table:table-cell office:value-type="string" table:style-name="ce26">
                <text:p>Client meeting</text:p>
              </table:table-cell>
              <table:table-cell office:value-type="string" table:content-validation-name="val1" table:style-name="ce25">
                <text:p>Coordination</text:p>
              </table:table-cell>
              <table:table-cell office:value-type="string" table:style-name="ce2">
                <text:p>All</text:p>
              </table:table-cell>
              <table:table-cell office:value-type="float" office:value="0.75" table:style-name="ce2">
                <text:p>0.75</text:p>
              </table:table-cell>
              <table:table-cell office:value-type="float" office:value="1" table:style-name="ce2">
                <text:p>1</text:p>
              </table:table-cell>
              <table:table-cell office:value-type="string" table:content-validation-name="val2" table:style-name="ce33">
                <text:p>Done</text:p>
              </table:table-cell>
              <table:table-cell office:value-type="string" table:style-name="ce25">
                <text:p>Clarified some doubts regarding the requirements and also asked for requirements and hierarchy doc</text:p>
              </table:table-cell>
              <table:table-cell office:value-type="float" office:value="-0.25" table:style-name="ce24">
                <text:p>-0.25</text:p>
              </table:table-cell>
              <table:table-cell office:value-type="float" office:value="25" table:style-name="ce24">
                <text:p>25</text:p>
              </table:table-cell>
              <table:table-cell table:number-columns-repeated="16375" table:style-name="ce1"/>
            </table:table-row>
            <table:table-row table:style-name="ro8">
              <table:table-cell office:value-type="string" table:style-name="ce26">
                <text:p>Stauts Tracker</text:p>
              </table:table-cell>
              <table:table-cell office:value-type="string" table:content-validation-name="val1" table:style-name="ce25">
                <text:p>Documentation</text:p>
              </table:table-cell>
              <table:table-cell table:style-name="ce2"/>
              <table:table-cell office:value-type="float" office:value="1" table:style-name="ce2">
                <text:p>1</text:p>
              </table:table-cell>
              <table:table-cell office:value-type="float" office:value="1" table:style-name="ce2">
                <text:p>1</text:p>
              </table:table-cell>
              <table:table-cell office:value-type="string" table:content-validation-name="val2" table:style-name="ce33">
                <text:p>Done</text:p>
              </table:table-cell>
              <table:table-cell table:style-name="ce25"/>
              <table:table-cell office:value-type="float" office:value="0" table:style-name="ce24">
                <text:p>0</text:p>
              </table:table-cell>
              <table:table-cell office:value-type="float" office:value="0" table:style-name="ce24">
                <text:p>0</text:p>
              </table:table-cell>
              <table:table-cell table:number-columns-repeated="16375" table:style-name="ce1"/>
            </table:table-row>
            <table:table-row table:style-name="ro2">
              <table:table-cell office:value-type="string" table:style-name="ce25">
                <text:p>Project Synopsis writeup</text:p>
              </table:table-cell>
              <table:table-cell office:value-type="string" table:content-validation-name="val1" table:style-name="ce25">
                <text:p>Documentation</text:p>
              </table:table-cell>
              <table:table-cell office:value-type="string" table:style-name="ce2">
                <text:p>Ravi</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33">
                <text:p>Done</text:p>
              </table:table-cell>
              <table:table-cell table:style-name="ce1"/>
              <table:table-cell office:value-type="float" office:value="0.5" table:style-name="ce24">
                <text:p>0.5</text:p>
              </table:table-cell>
              <table:table-cell office:value-type="float" office:value="33.33334" table:style-name="ce24">
                <text:p>33.33334</text:p>
              </table:table-cell>
              <table:table-cell table:number-columns-repeated="16375" table:style-name="ce1"/>
            </table:table-row>
            <table:table-row table:style-name="ro2">
              <table:table-cell office:value-type="string" table:style-name="ce25">
                <text:p>Project Synopsis writeup</text:p>
              </table:table-cell>
              <table:table-cell office:value-type="string" table:content-validation-name="val1" table:style-name="ce25">
                <text:p>Documentation</text:p>
              </table:table-cell>
              <table:table-cell office:value-type="string" table:style-name="ce2">
                <text:p>Krishiv</text:p>
              </table:table-cell>
              <table:table-cell office:value-type="float" office:value="1.5" table:style-name="ce2">
                <text:p>1.5</text:p>
              </table:table-cell>
              <table:table-cell office:value-type="float" office:value="1" table:style-name="ce2">
                <text:p>1</text:p>
              </table:table-cell>
              <table:table-cell office:value-type="string" table:content-validation-name="val2" table:style-name="ce33">
                <text:p>Done</text:p>
              </table:table-cell>
              <table:table-cell table:style-name="ce1"/>
              <table:table-cell office:value-type="float" office:value="0.5" table:style-name="ce24">
                <text:p>0.5</text:p>
              </table:table-cell>
              <table:table-cell office:value-type="float" office:value="50" table:style-name="ce24">
                <text:p>50</text:p>
              </table:table-cell>
              <table:table-cell table:number-columns-repeated="17" table:style-name="ce20"/>
              <table:table-cell table:number-columns-repeated="16358"/>
            </table:table-row>
          </table:table-row-group>
        </table:table-row-group>
        <table:table-row table:style-name="ro2">
          <table:table-cell table:style-name="ce25"/>
          <table:table-cell table:content-validation-name="val1" table:style-name="ce25"/>
          <table:table-cell table:number-columns-repeated="3" table:style-name="ce2"/>
          <table:table-cell table:content-validation-name="val2" table:style-name="ce33"/>
          <table:table-cell table:style-name="ce25"/>
          <table:table-cell office:value-type="string" office:string-value="" table:formula="of:=IF(OR([.D25]=&quot;&quot;;[.E25]=&quot;&quot;);&quot;&quot;;[.D25]-[.E25])" table:style-name="ce24"/>
          <table:table-cell office:value-type="string" office:string-value="" table:formula="of:=IF(OR([.H25]=&quot;&quot;;[.E25]=0);&quot;&quot;;ABS([.H25])/[.E25]*100)" table:style-name="ce24"/>
          <table:table-cell table:number-columns-repeated="16375" table:style-name="ce1"/>
        </table:table-row>
        <table:table-row table:style-name="ro2">
          <table:table-cell table:style-name="ce25"/>
          <table:table-cell table:content-validation-name="val1" table:style-name="ce25"/>
          <table:table-cell table:number-columns-repeated="3" table:style-name="ce2"/>
          <table:table-cell table:content-validation-name="val2" table:style-name="ce33"/>
          <table:table-cell table:style-name="ce25"/>
          <table:table-cell office:value-type="string" office:string-value="" table:formula="of:=IF(OR([.D26]=&quot;&quot;;[.E26]=&quot;&quot;);&quot;&quot;;[.D26]-[.E26])" table:style-name="ce24"/>
          <table:table-cell office:value-type="string" office:string-value="" table:formula="of:=IF(OR([.H26]=&quot;&quot;;[.E26]=0);&quot;&quot;;ABS([.H26])/[.E26]*100)" table:style-name="ce24"/>
          <table:table-cell table:number-columns-repeated="16375" table:style-name="ce1"/>
        </table:table-row>
        <table:table-row table:style-name="ro2">
          <table:table-cell table:style-name="ce25"/>
          <table:table-cell table:content-validation-name="val1" table:style-name="ce25"/>
          <table:table-cell table:number-columns-repeated="3" table:style-name="ce2"/>
          <table:table-cell table:content-validation-name="val2" table:style-name="ce33"/>
          <table:table-cell table:style-name="ce25"/>
          <table:table-cell office:value-type="string" office:string-value="" table:formula="of:=IF(OR([.D27]=&quot;&quot;;[.E27]=&quot;&quot;);&quot;&quot;;[.D27]-[.E27])" table:style-name="ce24"/>
          <table:table-cell office:value-type="string" office:string-value="" table:formula="of:=IF(OR([.H27]=&quot;&quot;;[.E27]=0);&quot;&quot;;ABS([.H27])/[.E27]*100)" table:style-name="ce24"/>
          <table:table-cell table:number-columns-repeated="16375" table:style-name="ce1"/>
        </table:table-row>
        <table:table-row-group>
          <table:table-row-group>
            <table:table-row table:style-name="ro2">
              <table:table-cell office:value-type="string" table:style-name="ce19">
                <text:p>Week 3 (January 29 - February 4)</text:p>
              </table:table-cell>
              <table:table-cell table:content-validation-name="val1" table:style-name="ce20"/>
              <table:table-cell table:number-columns-repeated="3" table:style-name="ce21"/>
              <table:table-cell table:content-validation-name="val2" table:style-name="ce28"/>
              <table:table-cell table:style-name="ce20"/>
              <table:table-cell office:value-type="string" office:string-value="" table:formula="of:=IF(OR([.D28]=&quot;&quot;;[.E28]=&quot;&quot;);&quot;&quot;;[.D28]-[.E28])" table:style-name="ce24"/>
              <table:table-cell office:value-type="string" office:string-value="" table:formula="of:=IF(OR([.H28]=&quot;&quot;;[.E28]=0);&quot;&quot;;ABS([.H28])/[.E28]*100)" table:style-name="ce24"/>
              <table:table-cell table:number-columns-repeated="17" table:style-name="ce20"/>
              <table:table-cell table:number-columns-repeated="16358"/>
            </table:table-row>
          </table:table-row-group>
        </table:table-row-group>
        <table:table-row table:style-name="ro2">
          <table:table-cell office:value-type="string" table:style-name="ce25">
            <text:p>Learning Mern</text:p>
          </table:table-cell>
          <table:table-cell table:content-validation-name="val1" table:style-name="ce25"/>
          <table:table-cell office:value-type="string" table:style-name="ce2">
            <text:p>Ravi, Krishiv, Aditya Chandramouli, Chaitanya, Sai Aditya</text:p>
          </table:table-cell>
          <table:table-cell table:number-columns-repeated="2" table:style-name="ce2"/>
          <table:table-cell office:value-type="string" table:content-validation-name="val2" table:style-name="ce33">
            <text:p>Done</text:p>
          </table:table-cell>
          <table:table-cell table:style-name="ce25"/>
          <table:table-cell office:value-type="string" office:string-value="" table:formula="of:=IF(OR([.D29]=&quot;&quot;;[.E29]=&quot;&quot;);&quot;&quot;;[.D29]-[.E29])" table:style-name="ce24"/>
          <table:table-cell office:value-type="string" office:string-value="" table:formula="of:=IF(OR([.H29]=&quot;&quot;;[.E29]=0);&quot;&quot;;ABS([.H29])/[.E29]*100)" table:style-name="ce24"/>
          <table:table-cell table:number-columns-repeated="16375" table:style-name="ce1"/>
        </table:table-row>
        <table:table-row table:style-name="ro2">
          <table:table-cell office:value-type="string" table:style-name="ce25">
            <text:p>Team discussion and splitting work</text:p>
          </table:table-cell>
          <table:table-cell table:content-validation-name="val1" table:style-name="ce25"/>
          <table:table-cell office:value-type="string" table:style-name="ce2">
            <text:p>Ravi, Krishiv, Aditya Chandramouli, Chaitanya, Sai Aditya</text:p>
          </table:table-cell>
          <table:table-cell office:value-type="float" office:value="2" table:style-name="ce2">
            <text:p>2</text:p>
          </table:table-cell>
          <table:table-cell office:value-type="float" office:value="2.5" table:style-name="ce2">
            <text:p>2.5</text:p>
          </table:table-cell>
          <table:table-cell office:value-type="string" table:content-validation-name="val2" table:style-name="ce33">
            <text:p>Done</text:p>
          </table:table-cell>
          <table:table-cell table:style-name="ce1"/>
          <table:table-cell office:value-type="float" office:value="-0.5" table:formula="of:=IF(OR([.D30]=&quot;&quot;;[.E30]=&quot;&quot;);&quot;&quot;;[.D30]-[.E30])" table:style-name="ce24">
            <text:p>-0.5</text:p>
          </table:table-cell>
          <table:table-cell office:value-type="float" office:value="20" table:formula="of:=IF(OR([.H30]=&quot;&quot;;[.E30]=0);&quot;&quot;;ABS([.H30])/[.E30]*100)" table:style-name="ce24">
            <text:p>20</text:p>
          </table:table-cell>
          <table:table-cell table:number-columns-repeated="16375" table:style-name="ce1"/>
        </table:table-row>
        <table:table-row table:style-name="ro2">
          <table:table-cell office:value-type="string" table:style-name="ce25">
            <text:p>Basic Dashboard Design</text:p>
          </table:table-cell>
          <table:table-cell table:content-validation-name="val1" table:style-name="ce25"/>
          <table:table-cell office:value-type="string" table:style-name="ce2">
            <text:p>Ravi, Krishiv, Aditya Chandramouli, Chaitanya, Sai Aditya</text:p>
          </table:table-cell>
          <table:table-cell table:number-columns-repeated="2" table:style-name="ce2"/>
          <table:table-cell office:value-type="string" table:content-validation-name="val2" table:style-name="ce33">
            <text:p>Done</text:p>
          </table:table-cell>
          <table:table-cell table:style-name="ce25"/>
          <table:table-cell office:value-type="string" office:string-value="" table:formula="of:=IF(OR([.D31]=&quot;&quot;;[.E31]=&quot;&quot;);&quot;&quot;;[.D31]-[.E31])" table:style-name="ce24"/>
          <table:table-cell office:value-type="string" office:string-value="" table:formula="of:=IF(OR([.H31]=&quot;&quot;;[.E31]=0);&quot;&quot;;ABS([.H31])/[.E31]*100)" table:style-name="ce24"/>
          <table:table-cell table:number-columns-repeated="16375" table:style-name="ce1"/>
        </table:table-row>
        <table:table-row table:style-name="ro2">
          <table:table-cell office:value-type="string" table:style-name="ce19">
            <text:p>Week 4 (February 5 - February 12)</text:p>
          </table:table-cell>
          <table:table-cell table:content-validation-name="val1" table:style-name="ce20"/>
          <table:table-cell table:number-columns-repeated="3" table:style-name="ce21"/>
          <table:table-cell table:content-validation-name="val2" table:style-name="ce32"/>
          <table:table-cell table:style-name="ce20"/>
          <table:table-cell office:value-type="string" office:string-value="" table:formula="of:=IF(OR([.D32]=&quot;&quot;;[.E32]=&quot;&quot;);&quot;&quot;;[.D32]-[.E32])" table:style-name="ce24"/>
          <table:table-cell office:value-type="string" office:string-value="" table:formula="of:=IF(OR([.H32]=&quot;&quot;;[.E32]=0);&quot;&quot;;ABS([.H32])/[.E32]*100)" table:style-name="ce24"/>
          <table:table-cell table:number-columns-repeated="16375" table:style-name="ce1"/>
        </table:table-row>
        <table:table-row table:style-name="ro2">
          <table:table-cell office:value-type="string" table:style-name="ce25">
            <text:p>Fix meeting with client</text:p>
          </table:table-cell>
          <table:table-cell office:value-type="string" table:content-validation-name="val1" table:style-name="ce25">
            <text:p>Coordination</text:p>
          </table:table-cell>
          <table:table-cell office:value-type="string" table:style-name="ce2">
            <text:p>Sai Aditya</text:p>
          </table:table-cell>
          <table:table-cell office:value-type="float" office:value="0.3" table:style-name="ce2">
            <text:p>0.3</text:p>
          </table:table-cell>
          <table:table-cell office:value-type="float" office:value="0.3" table:style-name="ce2">
            <text:p>0.3</text:p>
          </table:table-cell>
          <table:table-cell office:value-type="string" table:content-validation-name="val2" table:style-name="ce33">
            <text:p>Done</text:p>
          </table:table-cell>
          <table:table-cell table:style-name="ce25"/>
          <table:table-cell office:value-type="float" office:value="0" table:formula="of:=IF(OR([.D33]=&quot;&quot;;[.E33]=&quot;&quot;);&quot;&quot;;[.D33]-[.E33])" table:style-name="ce24">
            <text:p>0</text:p>
          </table:table-cell>
          <table:table-cell office:value-type="float" office:value="0" table:formula="of:=IF(OR([.H33]=&quot;&quot;;[.E33]=0);&quot;&quot;;ABS([.H33])/[.E33]*100)" table:style-name="ce24">
            <text:p>0</text:p>
          </table:table-cell>
          <table:table-cell table:number-columns-repeated="16375"/>
        </table:table-row>
        <table:table-row table:style-name="ro2">
          <table:table-cell office:value-type="string" table:style-name="ce25">
            <text:p>Team discussion<text:s/></text:p>
          </table:table-cell>
          <table:table-cell office:value-type="string" table:content-validation-name="val1" table:style-name="ce25">
            <text:p>Coordination</text:p>
          </table:table-cell>
          <table:table-cell office:value-type="string" table:style-name="ce2">
            <text:p>Ravi, Krishiv, Aditya Chandramouli, Chaitanya, Sai Aditya</text:p>
          </table:table-cell>
          <table:table-cell office:value-type="float" office:value="1.5" table:style-name="ce2">
            <text:p>1.5</text:p>
          </table:table-cell>
          <table:table-cell office:value-type="float" office:value="2" table:style-name="ce2">
            <text:p>2</text:p>
          </table:table-cell>
          <table:table-cell office:value-type="string" table:content-validation-name="val2" table:style-name="ce33">
            <text:p>Done</text:p>
          </table:table-cell>
          <table:table-cell table:style-name="ce1"/>
          <table:table-cell office:value-type="float" office:value="-0.5" table:formula="of:=IF(OR([.D34]=&quot;&quot;;[.E34]=&quot;&quot;);&quot;&quot;;[.D34]-[.E34])" table:style-name="ce24">
            <text:p>-0.5</text:p>
          </table:table-cell>
          <table:table-cell office:value-type="float" office:value="25" table:formula="of:=IF(OR([.H34]=&quot;&quot;;[.E34]=0);&quot;&quot;;ABS([.H34])/[.E34]*100)" table:style-name="ce24">
            <text:p>25</text:p>
          </table:table-cell>
          <table:table-cell table:number-columns-repeated="16375"/>
        </table:table-row>
        <table:table-row table:style-name="ro2">
          <table:table-cell office:value-type="string" table:style-name="ce25">
            <text:p>MoM creation</text:p>
          </table:table-cell>
          <table:table-cell office:value-type="string" table:content-validation-name="val1" table:style-name="ce25">
            <text:p>Documentation</text:p>
          </table:table-cell>
          <table:table-cell office:value-type="string" table:style-name="ce2">
            <text:p>Chaitanya Thogata, Krishiv</text:p>
          </table:table-cell>
          <table:table-cell office:value-type="float" office:value="0.75" table:style-name="ce2">
            <text:p>0.75</text:p>
          </table:table-cell>
          <table:table-cell office:value-type="float" office:value="0.75" table:style-name="ce2">
            <text:p>0.75</text:p>
          </table:table-cell>
          <table:table-cell office:value-type="string" table:content-validation-name="val2" table:style-name="ce33">
            <text:p>Done</text:p>
          </table:table-cell>
          <table:table-cell table:style-name="ce25"/>
          <table:table-cell office:value-type="float" office:value="0" table:formula="of:=IF(OR([.D35]=&quot;&quot;;[.E35]=&quot;&quot;);&quot;&quot;;[.D35]-[.E35])" table:style-name="ce24">
            <text:p>0</text:p>
          </table:table-cell>
          <table:table-cell office:value-type="float" office:value="0" table:formula="of:=IF(OR([.H35]=&quot;&quot;;[.E35]=0);&quot;&quot;;ABS([.H35])/[.E35]*100)" table:style-name="ce24">
            <text:p>0</text:p>
          </table:table-cell>
          <table:table-cell table:number-columns-repeated="16375"/>
        </table:table-row>
        <table:table-row table:style-name="ro2">
          <table:table-cell office:value-type="string" table:style-name="ce25">
            <text:p>Client Meeting</text:p>
          </table:table-cell>
          <table:table-cell office:value-type="string" table:content-validation-name="val1" table:style-name="ce25">
            <text:p>Coordination</text:p>
          </table:table-cell>
          <table:table-cell office:value-type="string" table:style-name="ce2">
            <text:p>Sai Aditya, Ravi</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33">
            <text:p>Done</text:p>
          </table:table-cell>
          <table:table-cell table:style-name="ce1"/>
          <table:table-cell office:value-type="float" office:value="0" table:formula="of:=IF(OR([.D36]=&quot;&quot;;[.E36]=&quot;&quot;);&quot;&quot;;[.D36]-[.E36])" table:style-name="ce24">
            <text:p>0</text:p>
          </table:table-cell>
          <table:table-cell office:value-type="float" office:value="0" table:formula="of:=IF(OR([.H36]=&quot;&quot;;[.E36]=0);&quot;&quot;;ABS([.H36])/[.E36]*100)" table:style-name="ce24">
            <text:p>0</text:p>
          </table:table-cell>
          <table:table-cell table:number-columns-repeated="16375"/>
        </table:table-row>
        <table:table-row table:style-name="ro2">
          <table:table-cell office:value-type="string" table:style-name="ce1">
            <text:p>Software Requirements Documentation</text:p>
          </table:table-cell>
          <table:table-cell office:value-type="string" table:content-validation-name="val1" table:style-name="ce25">
            <text:p>Documentation</text:p>
          </table:table-cell>
          <table:table-cell office:value-type="string" table:style-name="ce2">
            <text:p>Aditya Chandramouli, Chaitanya, Krishiv</text:p>
          </table:table-cell>
          <table:table-cell office:value-type="float" office:value="2.5" table:style-name="ce2">
            <text:p>2.5</text:p>
          </table:table-cell>
          <table:table-cell table:style-name="ce2"/>
          <table:table-cell office:value-type="string" table:content-validation-name="val2" table:style-name="ce33">
            <text:p>Ongoing</text:p>
          </table:table-cell>
          <table:table-cell table:style-name="ce1"/>
          <table:table-cell office:value-type="string" office:string-value="" table:formula="of:=IF(OR([.D37]=&quot;&quot;;[.E37]=&quot;&quot;);&quot;&quot;;[.D37]-[.E37])" table:style-name="ce24"/>
          <table:table-cell office:value-type="string" office:string-value="" table:formula="of:=IF(OR([.H37]=&quot;&quot;;[.E37]=0);&quot;&quot;;ABS([.H37])/[.E37]*100)" table:style-name="ce24"/>
          <table:table-cell table:number-columns-repeated="16375"/>
        </table:table-row>
        <table:table-row table:style-name="ro2">
          <table:table-cell table:style-name="ce1"/>
          <table:table-cell table:content-validation-name="val1" table:style-name="ce25"/>
          <table:table-cell table:number-columns-repeated="3" table:style-name="ce2"/>
          <table:table-cell table:content-validation-name="val2" table:style-name="ce33"/>
          <table:table-cell table:style-name="ce1"/>
          <table:table-cell table:number-columns-repeated="2" table:style-name="ce24"/>
          <table:table-cell table:number-columns-repeated="16375"/>
        </table:table-row>
        <table:table-row table:style-name="ro2">
          <table:table-cell table:style-name="ce1"/>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39]=&quot;&quot;;[.E39]=&quot;&quot;);&quot;&quot;;[.D39]-[.E39])" table:style-name="ce24"/>
          <table:table-cell office:value-type="string" office:string-value="" table:formula="of:=IF(OR([.H39]=&quot;&quot;;[.E39]=0);&quot;&quot;;ABS([.H39])/[.E39]*100)" table:style-name="ce24"/>
          <table:table-cell table:number-columns-repeated="16375"/>
        </table:table-row>
        <table:table-row table:style-name="ro2">
          <table:table-cell office:value-type="string" table:style-name="ce19">
            <text:p>Week 6 (February 13 - February 19)</text:p>
          </table:table-cell>
          <table:table-cell table:content-validation-name="val1" table:style-name="ce20"/>
          <table:table-cell table:number-columns-repeated="3" table:style-name="ce21"/>
          <table:table-cell table:content-validation-name="val2" table:style-name="ce29"/>
          <table:table-cell table:style-name="ce20"/>
          <table:table-cell office:value-type="string" office:string-value="" table:formula="of:=IF(OR([.D40]=&quot;&quot;;[.E40]=&quot;&quot;);&quot;&quot;;[.D40]-[.E40])" table:style-name="ce24"/>
          <table:table-cell office:value-type="string" office:string-value="" table:formula="of:=IF(OR([.H40]=&quot;&quot;;[.E40]=0);&quot;&quot;;ABS([.H40])/[.E40]*100)" table:style-name="ce24"/>
          <table:table-cell table:number-columns-repeated="16375"/>
        </table:table-row>
        <table:table-row table:style-name="ro2">
          <table:table-cell office:value-type="string" table:style-name="ce25">
            <text:p>Client Meeting</text:p>
          </table:table-cell>
          <table:table-cell office:value-type="string" table:content-validation-name="val1" table:style-name="ce25">
            <text:p>Coordination</text:p>
          </table:table-cell>
          <table:table-cell office:value-type="string" table:style-name="ce2">
            <text:p>Aditya Chandramouli</text:p>
          </table:table-cell>
          <table:table-cell office:value-type="float" office:value="1" table:style-name="ce2">
            <text:p>1</text:p>
          </table:table-cell>
          <table:table-cell table:style-name="ce2"/>
          <table:table-cell office:value-type="string" table:content-validation-name="val2" table:style-name="ce33">
            <text:p>Planned</text:p>
          </table:table-cell>
          <table:table-cell table:style-name="ce1"/>
          <table:table-cell office:value-type="string" office:string-value="" table:formula="of:=IF(OR([.D41]=&quot;&quot;;[.E41]=&quot;&quot;);&quot;&quot;;[.D41]-[.E41])" table:style-name="ce24"/>
          <table:table-cell office:value-type="string" office:string-value="" table:formula="of:=IF(OR([.H41]=&quot;&quot;;[.E41]=0);&quot;&quot;;ABS([.H41])/[.E41]*100)" table:style-name="ce24"/>
          <table:table-cell table:number-columns-repeated="16375"/>
        </table:table-row>
        <table:table-row table:style-name="ro2">
          <table:table-cell office:value-type="string" table:style-name="ce25">
            <text:p>SRS approval meeting</text:p>
          </table:table-cell>
          <table:table-cell office:value-type="string" table:content-validation-name="val1" table:style-name="ce25">
            <text:p>Coordination</text:p>
          </table:table-cell>
          <table:table-cell office:value-type="string" table:style-name="ce2">
            <text:p>Krishiv</text:p>
          </table:table-cell>
          <table:table-cell office:value-type="float" office:value="1" table:style-name="ce2">
            <text:p>1</text:p>
          </table:table-cell>
          <table:table-cell table:style-name="ce2"/>
          <table:table-cell office:value-type="string" table:content-validation-name="val2" table:style-name="ce33">
            <text:p>Planned</text:p>
          </table:table-cell>
          <table:table-cell table:style-name="ce1"/>
          <table:table-cell office:value-type="string" office:string-value="" table:formula="of:=IF(OR([.D42]=&quot;&quot;;[.E42]=&quot;&quot;);&quot;&quot;;[.D42]-[.E42])" table:style-name="ce24"/>
          <table:table-cell office:value-type="string" office:string-value="" table:formula="of:=IF(OR([.H42]=&quot;&quot;;[.E42]=0);&quot;&quot;;ABS([.H42])/[.E42]*100)" table:style-name="ce24"/>
          <table:table-cell table:number-columns-repeated="16375"/>
        </table:table-row>
        <table:table-row table:style-name="ro2">
          <table:table-cell office:value-type="string" table:style-name="ce25">
            <text:p>Database Setup<text:s/></text:p>
          </table:table-cell>
          <table:table-cell office:value-type="string" table:content-validation-name="val1" table:style-name="ce25">
            <text:p>Development</text:p>
          </table:table-cell>
          <table:table-cell office:value-type="string" table:style-name="ce2">
            <text:p>Ravi, Sai Aditya</text:p>
          </table:table-cell>
          <table:table-cell office:value-type="float" office:value="1" table:style-name="ce2">
            <text:p>1</text:p>
          </table:table-cell>
          <table:table-cell table:style-name="ce2"/>
          <table:table-cell office:value-type="string" table:content-validation-name="val2" table:style-name="ce33">
            <text:p>Ongoing</text:p>
          </table:table-cell>
          <table:table-cell table:style-name="ce1"/>
          <table:table-cell office:value-type="string" office:string-value="" table:formula="of:=IF(OR([.D43]=&quot;&quot;;[.E43]=&quot;&quot;);&quot;&quot;;[.D43]-[.E43])" table:style-name="ce24"/>
          <table:table-cell office:value-type="string" office:string-value="" table:formula="of:=IF(OR([.H43]=&quot;&quot;;[.E43]=0);&quot;&quot;;ABS([.H43])/[.E43]*100)" table:style-name="ce24"/>
          <table:table-cell table:number-columns-repeated="16375"/>
        </table:table-row>
        <table:table-row table:style-name="ro2">
          <table:table-cell office:value-type="string" table:style-name="ce25">
            <text:p>FIGMA design to be shown to the client</text:p>
          </table:table-cell>
          <table:table-cell office:value-type="string" table:content-validation-name="val1" table:style-name="ce4">
            <text:p>Design</text:p>
          </table:table-cell>
          <table:table-cell office:value-type="string" table:style-name="ce2">
            <text:p>Chaitanya</text:p>
          </table:table-cell>
          <table:table-cell office:value-type="float" office:value="1.5" table:style-name="ce2">
            <text:p>1.5</text:p>
          </table:table-cell>
          <table:table-cell table:style-name="ce2"/>
          <table:table-cell office:value-type="string" table:content-validation-name="val2" table:style-name="ce33">
            <text:p>Ongoing</text:p>
          </table:table-cell>
          <table:table-cell table:style-name="ce1"/>
          <table:table-cell office:value-type="string" office:string-value="" table:formula="of:=IF(OR([.D44]=&quot;&quot;;[.E44]=&quot;&quot;);&quot;&quot;;[.D44]-[.E44])" table:style-name="ce24"/>
          <table:table-cell office:value-type="string" office:string-value="" table:formula="of:=IF(OR([.H44]=&quot;&quot;;[.E44]=0);&quot;&quot;;ABS([.H44])/[.E44]*100)" table:style-name="ce24"/>
          <table:table-cell table:number-columns-repeated="16375"/>
        </table:table-row>
        <table:table-row table:style-name="ro2">
          <table:table-cell office:value-type="string" table:number-columns-spanned="3" table:number-rows-spanned="1" table:style-name="ce27">
            <text:p>Tentative Start of Coding - This Week</text:p>
          </table:table-cell>
          <table:covered-table-cell table:number-columns-repeated="2"/>
          <table:table-cell table:number-columns-repeated="2" table:style-name="ce2"/>
          <table:table-cell table:content-validation-name="val2" table:style-name="ce33"/>
          <table:table-cell table:style-name="ce1"/>
          <table:table-cell office:value-type="string" office:string-value="" table:formula="of:=IF(OR([.D45]=&quot;&quot;;[.E45]=&quot;&quot;);&quot;&quot;;[.D45]-[.E45])" table:style-name="ce24"/>
          <table:table-cell office:value-type="string" office:string-value="" table:formula="of:=IF(OR([.H45]=&quot;&quot;;[.E45]=0);&quot;&quot;;ABS([.H45])/[.E45]*100)" table:style-name="ce24"/>
          <table:table-cell table:number-columns-repeated="16375"/>
        </table:table-row>
        <table:table-row table:style-name="ro2">
          <table:table-cell table:style-name="ce1"/>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46]=&quot;&quot;;[.E46]=&quot;&quot;);&quot;&quot;;[.D46]-[.E46])" table:style-name="ce24"/>
          <table:table-cell office:value-type="string" office:string-value="" table:formula="of:=IF(OR([.H46]=&quot;&quot;;[.E46]=0);&quot;&quot;;ABS([.H46])/[.E46]*100)" table:style-name="ce24"/>
          <table:table-cell table:number-columns-repeated="16375"/>
        </table:table-row>
        <table:table-row table:style-name="ro2">
          <table:table-cell table:style-name="ce1"/>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47]=&quot;&quot;;[.E47]=&quot;&quot;);&quot;&quot;;[.D47]-[.E47])" table:style-name="ce24"/>
          <table:table-cell office:value-type="string" office:string-value="" table:formula="of:=IF(OR([.H47]=&quot;&quot;;[.E47]=0);&quot;&quot;;ABS([.H47])/[.E47]*100)" table:style-name="ce24"/>
          <table:table-cell table:number-columns-repeated="16375"/>
        </table:table-row>
        <table:table-row table:style-name="ro2">
          <table:table-cell office:value-type="string" table:style-name="ce19">
            <text:p>Week 7</text:p>
          </table:table-cell>
          <table:table-cell table:content-validation-name="val1" table:style-name="ce20"/>
          <table:table-cell table:number-columns-repeated="3" table:style-name="ce21"/>
          <table:table-cell table:content-validation-name="val2" table:style-name="ce34"/>
          <table:table-cell table:style-name="ce20"/>
          <table:table-cell office:value-type="string" office:string-value="" table:formula="of:=IF(OR([.D48]=&quot;&quot;;[.E48]=&quot;&quot;);&quot;&quot;;[.D48]-[.E48])" table:style-name="ce24"/>
          <table:table-cell office:value-type="string" office:string-value="" table:formula="of:=IF(OR([.H48]=&quot;&quot;;[.E48]=0);&quot;&quot;;ABS([.H48])/[.E4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49]=&quot;&quot;;[.E49]=&quot;&quot;);&quot;&quot;;[.D49]-[.E49])" table:style-name="ce24"/>
          <table:table-cell office:value-type="string" office:string-value="" table:formula="of:=IF(OR([.H49]=&quot;&quot;;[.E49]=0);&quot;&quot;;ABS([.H49])/[.E4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0]=&quot;&quot;;[.E50]=&quot;&quot;);&quot;&quot;;[.D50]-[.E50])" table:style-name="ce24"/>
          <table:table-cell office:value-type="string" office:string-value="" table:formula="of:=IF(OR([.H50]=&quot;&quot;;[.E50]=0);&quot;&quot;;ABS([.H50])/[.E5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1]=&quot;&quot;;[.E51]=&quot;&quot;);&quot;&quot;;[.D51]-[.E51])" table:style-name="ce24"/>
          <table:table-cell office:value-type="string" office:string-value="" table:formula="of:=IF(OR([.H51]=&quot;&quot;;[.E51]=0);&quot;&quot;;ABS([.H51])/[.E5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2]=&quot;&quot;;[.E52]=&quot;&quot;);&quot;&quot;;[.D52]-[.E52])" table:style-name="ce24"/>
          <table:table-cell office:value-type="string" office:string-value="" table:formula="of:=IF(OR([.H52]=&quot;&quot;;[.E52]=0);&quot;&quot;;ABS([.H52])/[.E5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3]=&quot;&quot;;[.E53]=&quot;&quot;);&quot;&quot;;[.D53]-[.E53])" table:style-name="ce24"/>
          <table:table-cell office:value-type="string" office:string-value="" table:formula="of:=IF(OR([.H53]=&quot;&quot;;[.E53]=0);&quot;&quot;;ABS([.H53])/[.E5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4]=&quot;&quot;;[.E54]=&quot;&quot;);&quot;&quot;;[.D54]-[.E54])" table:style-name="ce24"/>
          <table:table-cell office:value-type="string" office:string-value="" table:formula="of:=IF(OR([.H54]=&quot;&quot;;[.E54]=0);&quot;&quot;;ABS([.H54])/[.E5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5]=&quot;&quot;;[.E55]=&quot;&quot;);&quot;&quot;;[.D55]-[.E55])" table:style-name="ce24"/>
          <table:table-cell office:value-type="string" office:string-value="" table:formula="of:=IF(OR([.H55]=&quot;&quot;;[.E55]=0);&quot;&quot;;ABS([.H55])/[.E5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6]=&quot;&quot;;[.E56]=&quot;&quot;);&quot;&quot;;[.D56]-[.E56])" table:style-name="ce24"/>
          <table:table-cell office:value-type="string" office:string-value="" table:formula="of:=IF(OR([.H56]=&quot;&quot;;[.E56]=0);&quot;&quot;;ABS([.H56])/[.E5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7]=&quot;&quot;;[.E57]=&quot;&quot;);&quot;&quot;;[.D57]-[.E57])" table:style-name="ce24"/>
          <table:table-cell office:value-type="string" office:string-value="" table:formula="of:=IF(OR([.H57]=&quot;&quot;;[.E57]=0);&quot;&quot;;ABS([.H57])/[.E5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8]=&quot;&quot;;[.E58]=&quot;&quot;);&quot;&quot;;[.D58]-[.E58])" table:style-name="ce24"/>
          <table:table-cell office:value-type="string" office:string-value="" table:formula="of:=IF(OR([.H58]=&quot;&quot;;[.E58]=0);&quot;&quot;;ABS([.H58])/[.E5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59]=&quot;&quot;;[.E59]=&quot;&quot;);&quot;&quot;;[.D59]-[.E59])" table:style-name="ce24"/>
          <table:table-cell office:value-type="string" office:string-value="" table:formula="of:=IF(OR([.H59]=&quot;&quot;;[.E59]=0);&quot;&quot;;ABS([.H59])/[.E5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0]=&quot;&quot;;[.E60]=&quot;&quot;);&quot;&quot;;[.D60]-[.E60])" table:style-name="ce24"/>
          <table:table-cell office:value-type="string" office:string-value="" table:formula="of:=IF(OR([.H60]=&quot;&quot;;[.E60]=0);&quot;&quot;;ABS([.H60])/[.E6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1]=&quot;&quot;;[.E61]=&quot;&quot;);&quot;&quot;;[.D61]-[.E61])" table:style-name="ce24"/>
          <table:table-cell office:value-type="string" office:string-value="" table:formula="of:=IF(OR([.H61]=&quot;&quot;;[.E61]=0);&quot;&quot;;ABS([.H61])/[.E6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2]=&quot;&quot;;[.E62]=&quot;&quot;);&quot;&quot;;[.D62]-[.E62])" table:style-name="ce24"/>
          <table:table-cell office:value-type="string" office:string-value="" table:formula="of:=IF(OR([.H62]=&quot;&quot;;[.E62]=0);&quot;&quot;;ABS([.H62])/[.E6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3]=&quot;&quot;;[.E63]=&quot;&quot;);&quot;&quot;;[.D63]-[.E63])" table:style-name="ce24"/>
          <table:table-cell office:value-type="string" office:string-value="" table:formula="of:=IF(OR([.H63]=&quot;&quot;;[.E63]=0);&quot;&quot;;ABS([.H63])/[.E6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4]=&quot;&quot;;[.E64]=&quot;&quot;);&quot;&quot;;[.D64]-[.E64])" table:style-name="ce24"/>
          <table:table-cell office:value-type="string" office:string-value="" table:formula="of:=IF(OR([.H64]=&quot;&quot;;[.E64]=0);&quot;&quot;;ABS([.H64])/[.E6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5]=&quot;&quot;;[.E65]=&quot;&quot;);&quot;&quot;;[.D65]-[.E65])" table:style-name="ce24"/>
          <table:table-cell office:value-type="string" office:string-value="" table:formula="of:=IF(OR([.H65]=&quot;&quot;;[.E65]=0);&quot;&quot;;ABS([.H65])/[.E6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6]=&quot;&quot;;[.E66]=&quot;&quot;);&quot;&quot;;[.D66]-[.E66])" table:style-name="ce24"/>
          <table:table-cell office:value-type="string" office:string-value="" table:formula="of:=IF(OR([.H66]=&quot;&quot;;[.E66]=0);&quot;&quot;;ABS([.H66])/[.E6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7]=&quot;&quot;;[.E67]=&quot;&quot;);&quot;&quot;;[.D67]-[.E67])" table:style-name="ce24"/>
          <table:table-cell office:value-type="string" office:string-value="" table:formula="of:=IF(OR([.H67]=&quot;&quot;;[.E67]=0);&quot;&quot;;ABS([.H67])/[.E6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8]=&quot;&quot;;[.E68]=&quot;&quot;);&quot;&quot;;[.D68]-[.E68])" table:style-name="ce24"/>
          <table:table-cell office:value-type="string" office:string-value="" table:formula="of:=IF(OR([.H68]=&quot;&quot;;[.E68]=0);&quot;&quot;;ABS([.H68])/[.E6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69]=&quot;&quot;;[.E69]=&quot;&quot;);&quot;&quot;;[.D69]-[.E69])" table:style-name="ce24"/>
          <table:table-cell office:value-type="string" office:string-value="" table:formula="of:=IF(OR([.H69]=&quot;&quot;;[.E69]=0);&quot;&quot;;ABS([.H69])/[.E6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0]=&quot;&quot;;[.E70]=&quot;&quot;);&quot;&quot;;[.D70]-[.E70])" table:style-name="ce24"/>
          <table:table-cell office:value-type="string" office:string-value="" table:formula="of:=IF(OR([.H70]=&quot;&quot;;[.E70]=0);&quot;&quot;;ABS([.H70])/[.E7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1]=&quot;&quot;;[.E71]=&quot;&quot;);&quot;&quot;;[.D71]-[.E71])" table:style-name="ce24"/>
          <table:table-cell office:value-type="string" office:string-value="" table:formula="of:=IF(OR([.H71]=&quot;&quot;;[.E71]=0);&quot;&quot;;ABS([.H71])/[.E7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2]=&quot;&quot;;[.E72]=&quot;&quot;);&quot;&quot;;[.D72]-[.E72])" table:style-name="ce24"/>
          <table:table-cell office:value-type="string" office:string-value="" table:formula="of:=IF(OR([.H72]=&quot;&quot;;[.E72]=0);&quot;&quot;;ABS([.H72])/[.E7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3]=&quot;&quot;;[.E73]=&quot;&quot;);&quot;&quot;;[.D73]-[.E73])" table:style-name="ce24"/>
          <table:table-cell office:value-type="string" office:string-value="" table:formula="of:=IF(OR([.H73]=&quot;&quot;;[.E73]=0);&quot;&quot;;ABS([.H73])/[.E7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4]=&quot;&quot;;[.E74]=&quot;&quot;);&quot;&quot;;[.D74]-[.E74])" table:style-name="ce24"/>
          <table:table-cell office:value-type="string" office:string-value="" table:formula="of:=IF(OR([.H74]=&quot;&quot;;[.E74]=0);&quot;&quot;;ABS([.H74])/[.E7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5]=&quot;&quot;;[.E75]=&quot;&quot;);&quot;&quot;;[.D75]-[.E75])" table:style-name="ce24"/>
          <table:table-cell office:value-type="string" office:string-value="" table:formula="of:=IF(OR([.H75]=&quot;&quot;;[.E75]=0);&quot;&quot;;ABS([.H75])/[.E7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6]=&quot;&quot;;[.E76]=&quot;&quot;);&quot;&quot;;[.D76]-[.E76])" table:style-name="ce24"/>
          <table:table-cell office:value-type="string" office:string-value="" table:formula="of:=IF(OR([.H76]=&quot;&quot;;[.E76]=0);&quot;&quot;;ABS([.H76])/[.E7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7]=&quot;&quot;;[.E77]=&quot;&quot;);&quot;&quot;;[.D77]-[.E77])" table:style-name="ce24"/>
          <table:table-cell office:value-type="string" office:string-value="" table:formula="of:=IF(OR([.H77]=&quot;&quot;;[.E77]=0);&quot;&quot;;ABS([.H77])/[.E7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8]=&quot;&quot;;[.E78]=&quot;&quot;);&quot;&quot;;[.D78]-[.E78])" table:style-name="ce24"/>
          <table:table-cell office:value-type="string" office:string-value="" table:formula="of:=IF(OR([.H78]=&quot;&quot;;[.E78]=0);&quot;&quot;;ABS([.H78])/[.E7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79]=&quot;&quot;;[.E79]=&quot;&quot;);&quot;&quot;;[.D79]-[.E79])" table:style-name="ce24"/>
          <table:table-cell office:value-type="string" office:string-value="" table:formula="of:=IF(OR([.H79]=&quot;&quot;;[.E79]=0);&quot;&quot;;ABS([.H79])/[.E7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0]=&quot;&quot;;[.E80]=&quot;&quot;);&quot;&quot;;[.D80]-[.E80])" table:style-name="ce24"/>
          <table:table-cell office:value-type="string" office:string-value="" table:formula="of:=IF(OR([.H80]=&quot;&quot;;[.E80]=0);&quot;&quot;;ABS([.H80])/[.E8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1]=&quot;&quot;;[.E81]=&quot;&quot;);&quot;&quot;;[.D81]-[.E81])" table:style-name="ce24"/>
          <table:table-cell office:value-type="string" office:string-value="" table:formula="of:=IF(OR([.H81]=&quot;&quot;;[.E81]=0);&quot;&quot;;ABS([.H81])/[.E8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2]=&quot;&quot;;[.E82]=&quot;&quot;);&quot;&quot;;[.D82]-[.E82])" table:style-name="ce24"/>
          <table:table-cell office:value-type="string" office:string-value="" table:formula="of:=IF(OR([.H82]=&quot;&quot;;[.E82]=0);&quot;&quot;;ABS([.H82])/[.E8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3]=&quot;&quot;;[.E83]=&quot;&quot;);&quot;&quot;;[.D83]-[.E83])" table:style-name="ce24"/>
          <table:table-cell office:value-type="string" office:string-value="" table:formula="of:=IF(OR([.H83]=&quot;&quot;;[.E83]=0);&quot;&quot;;ABS([.H83])/[.E8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4]=&quot;&quot;;[.E84]=&quot;&quot;);&quot;&quot;;[.D84]-[.E84])" table:style-name="ce24"/>
          <table:table-cell office:value-type="string" office:string-value="" table:formula="of:=IF(OR([.H84]=&quot;&quot;;[.E84]=0);&quot;&quot;;ABS([.H84])/[.E8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5]=&quot;&quot;;[.E85]=&quot;&quot;);&quot;&quot;;[.D85]-[.E85])" table:style-name="ce24"/>
          <table:table-cell office:value-type="string" office:string-value="" table:formula="of:=IF(OR([.H85]=&quot;&quot;;[.E85]=0);&quot;&quot;;ABS([.H85])/[.E8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6]=&quot;&quot;;[.E86]=&quot;&quot;);&quot;&quot;;[.D86]-[.E86])" table:style-name="ce24"/>
          <table:table-cell office:value-type="string" office:string-value="" table:formula="of:=IF(OR([.H86]=&quot;&quot;;[.E86]=0);&quot;&quot;;ABS([.H86])/[.E8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7]=&quot;&quot;;[.E87]=&quot;&quot;);&quot;&quot;;[.D87]-[.E87])" table:style-name="ce24"/>
          <table:table-cell office:value-type="string" office:string-value="" table:formula="of:=IF(OR([.H87]=&quot;&quot;;[.E87]=0);&quot;&quot;;ABS([.H87])/[.E8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8]=&quot;&quot;;[.E88]=&quot;&quot;);&quot;&quot;;[.D88]-[.E88])" table:style-name="ce24"/>
          <table:table-cell office:value-type="string" office:string-value="" table:formula="of:=IF(OR([.H88]=&quot;&quot;;[.E88]=0);&quot;&quot;;ABS([.H88])/[.E8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89]=&quot;&quot;;[.E89]=&quot;&quot;);&quot;&quot;;[.D89]-[.E89])" table:style-name="ce24"/>
          <table:table-cell office:value-type="string" office:string-value="" table:formula="of:=IF(OR([.H89]=&quot;&quot;;[.E89]=0);&quot;&quot;;ABS([.H89])/[.E8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0]=&quot;&quot;;[.E90]=&quot;&quot;);&quot;&quot;;[.D90]-[.E90])" table:style-name="ce24"/>
          <table:table-cell office:value-type="string" office:string-value="" table:formula="of:=IF(OR([.H90]=&quot;&quot;;[.E90]=0);&quot;&quot;;ABS([.H90])/[.E9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1]=&quot;&quot;;[.E91]=&quot;&quot;);&quot;&quot;;[.D91]-[.E91])" table:style-name="ce24"/>
          <table:table-cell office:value-type="string" office:string-value="" table:formula="of:=IF(OR([.H91]=&quot;&quot;;[.E91]=0);&quot;&quot;;ABS([.H91])/[.E9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2]=&quot;&quot;;[.E92]=&quot;&quot;);&quot;&quot;;[.D92]-[.E92])" table:style-name="ce24"/>
          <table:table-cell office:value-type="string" office:string-value="" table:formula="of:=IF(OR([.H92]=&quot;&quot;;[.E92]=0);&quot;&quot;;ABS([.H92])/[.E9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3]=&quot;&quot;;[.E93]=&quot;&quot;);&quot;&quot;;[.D93]-[.E93])" table:style-name="ce24"/>
          <table:table-cell office:value-type="string" office:string-value="" table:formula="of:=IF(OR([.H93]=&quot;&quot;;[.E93]=0);&quot;&quot;;ABS([.H93])/[.E9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4]=&quot;&quot;;[.E94]=&quot;&quot;);&quot;&quot;;[.D94]-[.E94])" table:style-name="ce24"/>
          <table:table-cell office:value-type="string" office:string-value="" table:formula="of:=IF(OR([.H94]=&quot;&quot;;[.E94]=0);&quot;&quot;;ABS([.H94])/[.E9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5]=&quot;&quot;;[.E95]=&quot;&quot;);&quot;&quot;;[.D95]-[.E95])" table:style-name="ce24"/>
          <table:table-cell office:value-type="string" office:string-value="" table:formula="of:=IF(OR([.H95]=&quot;&quot;;[.E95]=0);&quot;&quot;;ABS([.H95])/[.E9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6]=&quot;&quot;;[.E96]=&quot;&quot;);&quot;&quot;;[.D96]-[.E96])" table:style-name="ce24"/>
          <table:table-cell office:value-type="string" office:string-value="" table:formula="of:=IF(OR([.H96]=&quot;&quot;;[.E96]=0);&quot;&quot;;ABS([.H96])/[.E9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7]=&quot;&quot;;[.E97]=&quot;&quot;);&quot;&quot;;[.D97]-[.E97])" table:style-name="ce24"/>
          <table:table-cell office:value-type="string" office:string-value="" table:formula="of:=IF(OR([.H97]=&quot;&quot;;[.E97]=0);&quot;&quot;;ABS([.H97])/[.E9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8]=&quot;&quot;;[.E98]=&quot;&quot;);&quot;&quot;;[.D98]-[.E98])" table:style-name="ce24"/>
          <table:table-cell office:value-type="string" office:string-value="" table:formula="of:=IF(OR([.H98]=&quot;&quot;;[.E98]=0);&quot;&quot;;ABS([.H98])/[.E9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99]=&quot;&quot;;[.E99]=&quot;&quot;);&quot;&quot;;[.D99]-[.E99])" table:style-name="ce24"/>
          <table:table-cell office:value-type="string" office:string-value="" table:formula="of:=IF(OR([.H99]=&quot;&quot;;[.E99]=0);&quot;&quot;;ABS([.H99])/[.E9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0]=&quot;&quot;;[.E100]=&quot;&quot;);&quot;&quot;;[.D100]-[.E100])" table:style-name="ce24"/>
          <table:table-cell office:value-type="string" office:string-value="" table:formula="of:=IF(OR([.H100]=&quot;&quot;;[.E100]=0);&quot;&quot;;ABS([.H100])/[.E10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1]=&quot;&quot;;[.E101]=&quot;&quot;);&quot;&quot;;[.D101]-[.E101])" table:style-name="ce24"/>
          <table:table-cell office:value-type="string" office:string-value="" table:formula="of:=IF(OR([.H101]=&quot;&quot;;[.E101]=0);&quot;&quot;;ABS([.H101])/[.E10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2]=&quot;&quot;;[.E102]=&quot;&quot;);&quot;&quot;;[.D102]-[.E102])" table:style-name="ce24"/>
          <table:table-cell office:value-type="string" office:string-value="" table:formula="of:=IF(OR([.H102]=&quot;&quot;;[.E102]=0);&quot;&quot;;ABS([.H102])/[.E10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3]=&quot;&quot;;[.E103]=&quot;&quot;);&quot;&quot;;[.D103]-[.E103])" table:style-name="ce24"/>
          <table:table-cell office:value-type="string" office:string-value="" table:formula="of:=IF(OR([.H103]=&quot;&quot;;[.E103]=0);&quot;&quot;;ABS([.H103])/[.E10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4]=&quot;&quot;;[.E104]=&quot;&quot;);&quot;&quot;;[.D104]-[.E104])" table:style-name="ce24"/>
          <table:table-cell office:value-type="string" office:string-value="" table:formula="of:=IF(OR([.H104]=&quot;&quot;;[.E104]=0);&quot;&quot;;ABS([.H104])/[.E10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5]=&quot;&quot;;[.E105]=&quot;&quot;);&quot;&quot;;[.D105]-[.E105])" table:style-name="ce24"/>
          <table:table-cell office:value-type="string" office:string-value="" table:formula="of:=IF(OR([.H105]=&quot;&quot;;[.E105]=0);&quot;&quot;;ABS([.H105])/[.E10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6]=&quot;&quot;;[.E106]=&quot;&quot;);&quot;&quot;;[.D106]-[.E106])" table:style-name="ce24"/>
          <table:table-cell office:value-type="string" office:string-value="" table:formula="of:=IF(OR([.H106]=&quot;&quot;;[.E106]=0);&quot;&quot;;ABS([.H106])/[.E10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7]=&quot;&quot;;[.E107]=&quot;&quot;);&quot;&quot;;[.D107]-[.E107])" table:style-name="ce24"/>
          <table:table-cell office:value-type="string" office:string-value="" table:formula="of:=IF(OR([.H107]=&quot;&quot;;[.E107]=0);&quot;&quot;;ABS([.H107])/[.E10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8]=&quot;&quot;;[.E108]=&quot;&quot;);&quot;&quot;;[.D108]-[.E108])" table:style-name="ce24"/>
          <table:table-cell office:value-type="string" office:string-value="" table:formula="of:=IF(OR([.H108]=&quot;&quot;;[.E108]=0);&quot;&quot;;ABS([.H108])/[.E10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09]=&quot;&quot;;[.E109]=&quot;&quot;);&quot;&quot;;[.D109]-[.E109])" table:style-name="ce24"/>
          <table:table-cell office:value-type="string" office:string-value="" table:formula="of:=IF(OR([.H109]=&quot;&quot;;[.E109]=0);&quot;&quot;;ABS([.H109])/[.E10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0]=&quot;&quot;;[.E110]=&quot;&quot;);&quot;&quot;;[.D110]-[.E110])" table:style-name="ce24"/>
          <table:table-cell office:value-type="string" office:string-value="" table:formula="of:=IF(OR([.H110]=&quot;&quot;;[.E110]=0);&quot;&quot;;ABS([.H110])/[.E11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1]=&quot;&quot;;[.E111]=&quot;&quot;);&quot;&quot;;[.D111]-[.E111])" table:style-name="ce24"/>
          <table:table-cell office:value-type="string" office:string-value="" table:formula="of:=IF(OR([.H111]=&quot;&quot;;[.E111]=0);&quot;&quot;;ABS([.H111])/[.E11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2]=&quot;&quot;;[.E112]=&quot;&quot;);&quot;&quot;;[.D112]-[.E112])" table:style-name="ce24"/>
          <table:table-cell office:value-type="string" office:string-value="" table:formula="of:=IF(OR([.H112]=&quot;&quot;;[.E112]=0);&quot;&quot;;ABS([.H112])/[.E11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3]=&quot;&quot;;[.E113]=&quot;&quot;);&quot;&quot;;[.D113]-[.E113])" table:style-name="ce24"/>
          <table:table-cell office:value-type="string" office:string-value="" table:formula="of:=IF(OR([.H113]=&quot;&quot;;[.E113]=0);&quot;&quot;;ABS([.H113])/[.E11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4]=&quot;&quot;;[.E114]=&quot;&quot;);&quot;&quot;;[.D114]-[.E114])" table:style-name="ce24"/>
          <table:table-cell office:value-type="string" office:string-value="" table:formula="of:=IF(OR([.H114]=&quot;&quot;;[.E114]=0);&quot;&quot;;ABS([.H114])/[.E11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5]=&quot;&quot;;[.E115]=&quot;&quot;);&quot;&quot;;[.D115]-[.E115])" table:style-name="ce24"/>
          <table:table-cell office:value-type="string" office:string-value="" table:formula="of:=IF(OR([.H115]=&quot;&quot;;[.E115]=0);&quot;&quot;;ABS([.H115])/[.E11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6]=&quot;&quot;;[.E116]=&quot;&quot;);&quot;&quot;;[.D116]-[.E116])" table:style-name="ce24"/>
          <table:table-cell office:value-type="string" office:string-value="" table:formula="of:=IF(OR([.H116]=&quot;&quot;;[.E116]=0);&quot;&quot;;ABS([.H116])/[.E11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7]=&quot;&quot;;[.E117]=&quot;&quot;);&quot;&quot;;[.D117]-[.E117])" table:style-name="ce24"/>
          <table:table-cell office:value-type="string" office:string-value="" table:formula="of:=IF(OR([.H117]=&quot;&quot;;[.E117]=0);&quot;&quot;;ABS([.H117])/[.E11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8]=&quot;&quot;;[.E118]=&quot;&quot;);&quot;&quot;;[.D118]-[.E118])" table:style-name="ce24"/>
          <table:table-cell office:value-type="string" office:string-value="" table:formula="of:=IF(OR([.H118]=&quot;&quot;;[.E118]=0);&quot;&quot;;ABS([.H118])/[.E11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19]=&quot;&quot;;[.E119]=&quot;&quot;);&quot;&quot;;[.D119]-[.E119])" table:style-name="ce24"/>
          <table:table-cell office:value-type="string" office:string-value="" table:formula="of:=IF(OR([.H119]=&quot;&quot;;[.E119]=0);&quot;&quot;;ABS([.H119])/[.E11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0]=&quot;&quot;;[.E120]=&quot;&quot;);&quot;&quot;;[.D120]-[.E120])" table:style-name="ce24"/>
          <table:table-cell office:value-type="string" office:string-value="" table:formula="of:=IF(OR([.H120]=&quot;&quot;;[.E120]=0);&quot;&quot;;ABS([.H120])/[.E12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1]=&quot;&quot;;[.E121]=&quot;&quot;);&quot;&quot;;[.D121]-[.E121])" table:style-name="ce24"/>
          <table:table-cell office:value-type="string" office:string-value="" table:formula="of:=IF(OR([.H121]=&quot;&quot;;[.E121]=0);&quot;&quot;;ABS([.H121])/[.E12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2]=&quot;&quot;;[.E122]=&quot;&quot;);&quot;&quot;;[.D122]-[.E122])" table:style-name="ce24"/>
          <table:table-cell office:value-type="string" office:string-value="" table:formula="of:=IF(OR([.H122]=&quot;&quot;;[.E122]=0);&quot;&quot;;ABS([.H122])/[.E12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3]=&quot;&quot;;[.E123]=&quot;&quot;);&quot;&quot;;[.D123]-[.E123])" table:style-name="ce24"/>
          <table:table-cell office:value-type="string" office:string-value="" table:formula="of:=IF(OR([.H123]=&quot;&quot;;[.E123]=0);&quot;&quot;;ABS([.H123])/[.E12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4]=&quot;&quot;;[.E124]=&quot;&quot;);&quot;&quot;;[.D124]-[.E124])" table:style-name="ce24"/>
          <table:table-cell office:value-type="string" office:string-value="" table:formula="of:=IF(OR([.H124]=&quot;&quot;;[.E124]=0);&quot;&quot;;ABS([.H124])/[.E12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5]=&quot;&quot;;[.E125]=&quot;&quot;);&quot;&quot;;[.D125]-[.E125])" table:style-name="ce24"/>
          <table:table-cell office:value-type="string" office:string-value="" table:formula="of:=IF(OR([.H125]=&quot;&quot;;[.E125]=0);&quot;&quot;;ABS([.H125])/[.E12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6]=&quot;&quot;;[.E126]=&quot;&quot;);&quot;&quot;;[.D126]-[.E126])" table:style-name="ce24"/>
          <table:table-cell office:value-type="string" office:string-value="" table:formula="of:=IF(OR([.H126]=&quot;&quot;;[.E126]=0);&quot;&quot;;ABS([.H126])/[.E12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7]=&quot;&quot;;[.E127]=&quot;&quot;);&quot;&quot;;[.D127]-[.E127])" table:style-name="ce24"/>
          <table:table-cell office:value-type="string" office:string-value="" table:formula="of:=IF(OR([.H127]=&quot;&quot;;[.E127]=0);&quot;&quot;;ABS([.H127])/[.E12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8]=&quot;&quot;;[.E128]=&quot;&quot;);&quot;&quot;;[.D128]-[.E128])" table:style-name="ce24"/>
          <table:table-cell office:value-type="string" office:string-value="" table:formula="of:=IF(OR([.H128]=&quot;&quot;;[.E128]=0);&quot;&quot;;ABS([.H128])/[.E12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29]=&quot;&quot;;[.E129]=&quot;&quot;);&quot;&quot;;[.D129]-[.E129])" table:style-name="ce24"/>
          <table:table-cell office:value-type="string" office:string-value="" table:formula="of:=IF(OR([.H129]=&quot;&quot;;[.E129]=0);&quot;&quot;;ABS([.H129])/[.E12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0]=&quot;&quot;;[.E130]=&quot;&quot;);&quot;&quot;;[.D130]-[.E130])" table:style-name="ce24"/>
          <table:table-cell office:value-type="string" office:string-value="" table:formula="of:=IF(OR([.H130]=&quot;&quot;;[.E130]=0);&quot;&quot;;ABS([.H130])/[.E13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1]=&quot;&quot;;[.E131]=&quot;&quot;);&quot;&quot;;[.D131]-[.E131])" table:style-name="ce24"/>
          <table:table-cell office:value-type="string" office:string-value="" table:formula="of:=IF(OR([.H131]=&quot;&quot;;[.E131]=0);&quot;&quot;;ABS([.H131])/[.E13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2]=&quot;&quot;;[.E132]=&quot;&quot;);&quot;&quot;;[.D132]-[.E132])" table:style-name="ce24"/>
          <table:table-cell office:value-type="string" office:string-value="" table:formula="of:=IF(OR([.H132]=&quot;&quot;;[.E132]=0);&quot;&quot;;ABS([.H132])/[.E13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3]=&quot;&quot;;[.E133]=&quot;&quot;);&quot;&quot;;[.D133]-[.E133])" table:style-name="ce24"/>
          <table:table-cell office:value-type="string" office:string-value="" table:formula="of:=IF(OR([.H133]=&quot;&quot;;[.E133]=0);&quot;&quot;;ABS([.H133])/[.E13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4]=&quot;&quot;;[.E134]=&quot;&quot;);&quot;&quot;;[.D134]-[.E134])" table:style-name="ce24"/>
          <table:table-cell office:value-type="string" office:string-value="" table:formula="of:=IF(OR([.H134]=&quot;&quot;;[.E134]=0);&quot;&quot;;ABS([.H134])/[.E13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5]=&quot;&quot;;[.E135]=&quot;&quot;);&quot;&quot;;[.D135]-[.E135])" table:style-name="ce24"/>
          <table:table-cell office:value-type="string" office:string-value="" table:formula="of:=IF(OR([.H135]=&quot;&quot;;[.E135]=0);&quot;&quot;;ABS([.H135])/[.E13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6]=&quot;&quot;;[.E136]=&quot;&quot;);&quot;&quot;;[.D136]-[.E136])" table:style-name="ce24"/>
          <table:table-cell office:value-type="string" office:string-value="" table:formula="of:=IF(OR([.H136]=&quot;&quot;;[.E136]=0);&quot;&quot;;ABS([.H136])/[.E13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7]=&quot;&quot;;[.E137]=&quot;&quot;);&quot;&quot;;[.D137]-[.E137])" table:style-name="ce24"/>
          <table:table-cell office:value-type="string" office:string-value="" table:formula="of:=IF(OR([.H137]=&quot;&quot;;[.E137]=0);&quot;&quot;;ABS([.H137])/[.E13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8]=&quot;&quot;;[.E138]=&quot;&quot;);&quot;&quot;;[.D138]-[.E138])" table:style-name="ce24"/>
          <table:table-cell office:value-type="string" office:string-value="" table:formula="of:=IF(OR([.H138]=&quot;&quot;;[.E138]=0);&quot;&quot;;ABS([.H138])/[.E13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39]=&quot;&quot;;[.E139]=&quot;&quot;);&quot;&quot;;[.D139]-[.E139])" table:style-name="ce24"/>
          <table:table-cell office:value-type="string" office:string-value="" table:formula="of:=IF(OR([.H139]=&quot;&quot;;[.E139]=0);&quot;&quot;;ABS([.H139])/[.E13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0]=&quot;&quot;;[.E140]=&quot;&quot;);&quot;&quot;;[.D140]-[.E140])" table:style-name="ce24"/>
          <table:table-cell office:value-type="string" office:string-value="" table:formula="of:=IF(OR([.H140]=&quot;&quot;;[.E140]=0);&quot;&quot;;ABS([.H140])/[.E14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1]=&quot;&quot;;[.E141]=&quot;&quot;);&quot;&quot;;[.D141]-[.E141])" table:style-name="ce24"/>
          <table:table-cell office:value-type="string" office:string-value="" table:formula="of:=IF(OR([.H141]=&quot;&quot;;[.E141]=0);&quot;&quot;;ABS([.H141])/[.E14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2]=&quot;&quot;;[.E142]=&quot;&quot;);&quot;&quot;;[.D142]-[.E142])" table:style-name="ce24"/>
          <table:table-cell office:value-type="string" office:string-value="" table:formula="of:=IF(OR([.H142]=&quot;&quot;;[.E142]=0);&quot;&quot;;ABS([.H142])/[.E14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3]=&quot;&quot;;[.E143]=&quot;&quot;);&quot;&quot;;[.D143]-[.E143])" table:style-name="ce24"/>
          <table:table-cell office:value-type="string" office:string-value="" table:formula="of:=IF(OR([.H143]=&quot;&quot;;[.E143]=0);&quot;&quot;;ABS([.H143])/[.E14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4]=&quot;&quot;;[.E144]=&quot;&quot;);&quot;&quot;;[.D144]-[.E144])" table:style-name="ce24"/>
          <table:table-cell office:value-type="string" office:string-value="" table:formula="of:=IF(OR([.H144]=&quot;&quot;;[.E144]=0);&quot;&quot;;ABS([.H144])/[.E14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5]=&quot;&quot;;[.E145]=&quot;&quot;);&quot;&quot;;[.D145]-[.E145])" table:style-name="ce24"/>
          <table:table-cell office:value-type="string" office:string-value="" table:formula="of:=IF(OR([.H145]=&quot;&quot;;[.E145]=0);&quot;&quot;;ABS([.H145])/[.E14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6]=&quot;&quot;;[.E146]=&quot;&quot;);&quot;&quot;;[.D146]-[.E146])" table:style-name="ce24"/>
          <table:table-cell office:value-type="string" office:string-value="" table:formula="of:=IF(OR([.H146]=&quot;&quot;;[.E146]=0);&quot;&quot;;ABS([.H146])/[.E14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7]=&quot;&quot;;[.E147]=&quot;&quot;);&quot;&quot;;[.D147]-[.E147])" table:style-name="ce24"/>
          <table:table-cell office:value-type="string" office:string-value="" table:formula="of:=IF(OR([.H147]=&quot;&quot;;[.E147]=0);&quot;&quot;;ABS([.H147])/[.E14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8]=&quot;&quot;;[.E148]=&quot;&quot;);&quot;&quot;;[.D148]-[.E148])" table:style-name="ce24"/>
          <table:table-cell office:value-type="string" office:string-value="" table:formula="of:=IF(OR([.H148]=&quot;&quot;;[.E148]=0);&quot;&quot;;ABS([.H148])/[.E14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49]=&quot;&quot;;[.E149]=&quot;&quot;);&quot;&quot;;[.D149]-[.E149])" table:style-name="ce24"/>
          <table:table-cell office:value-type="string" office:string-value="" table:formula="of:=IF(OR([.H149]=&quot;&quot;;[.E149]=0);&quot;&quot;;ABS([.H149])/[.E14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0]=&quot;&quot;;[.E150]=&quot;&quot;);&quot;&quot;;[.D150]-[.E150])" table:style-name="ce24"/>
          <table:table-cell office:value-type="string" office:string-value="" table:formula="of:=IF(OR([.H150]=&quot;&quot;;[.E150]=0);&quot;&quot;;ABS([.H150])/[.E15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1]=&quot;&quot;;[.E151]=&quot;&quot;);&quot;&quot;;[.D151]-[.E151])" table:style-name="ce24"/>
          <table:table-cell office:value-type="string" office:string-value="" table:formula="of:=IF(OR([.H151]=&quot;&quot;;[.E151]=0);&quot;&quot;;ABS([.H151])/[.E15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2]=&quot;&quot;;[.E152]=&quot;&quot;);&quot;&quot;;[.D152]-[.E152])" table:style-name="ce24"/>
          <table:table-cell office:value-type="string" office:string-value="" table:formula="of:=IF(OR([.H152]=&quot;&quot;;[.E152]=0);&quot;&quot;;ABS([.H152])/[.E15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3]=&quot;&quot;;[.E153]=&quot;&quot;);&quot;&quot;;[.D153]-[.E153])" table:style-name="ce24"/>
          <table:table-cell office:value-type="string" office:string-value="" table:formula="of:=IF(OR([.H153]=&quot;&quot;;[.E153]=0);&quot;&quot;;ABS([.H153])/[.E15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4]=&quot;&quot;;[.E154]=&quot;&quot;);&quot;&quot;;[.D154]-[.E154])" table:style-name="ce24"/>
          <table:table-cell office:value-type="string" office:string-value="" table:formula="of:=IF(OR([.H154]=&quot;&quot;;[.E154]=0);&quot;&quot;;ABS([.H154])/[.E15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5]=&quot;&quot;;[.E155]=&quot;&quot;);&quot;&quot;;[.D155]-[.E155])" table:style-name="ce24"/>
          <table:table-cell office:value-type="string" office:string-value="" table:formula="of:=IF(OR([.H155]=&quot;&quot;;[.E155]=0);&quot;&quot;;ABS([.H155])/[.E15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6]=&quot;&quot;;[.E156]=&quot;&quot;);&quot;&quot;;[.D156]-[.E156])" table:style-name="ce24"/>
          <table:table-cell office:value-type="string" office:string-value="" table:formula="of:=IF(OR([.H156]=&quot;&quot;;[.E156]=0);&quot;&quot;;ABS([.H156])/[.E15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7]=&quot;&quot;;[.E157]=&quot;&quot;);&quot;&quot;;[.D157]-[.E157])" table:style-name="ce24"/>
          <table:table-cell office:value-type="string" office:string-value="" table:formula="of:=IF(OR([.H157]=&quot;&quot;;[.E157]=0);&quot;&quot;;ABS([.H157])/[.E15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8]=&quot;&quot;;[.E158]=&quot;&quot;);&quot;&quot;;[.D158]-[.E158])" table:style-name="ce24"/>
          <table:table-cell office:value-type="string" office:string-value="" table:formula="of:=IF(OR([.H158]=&quot;&quot;;[.E158]=0);&quot;&quot;;ABS([.H158])/[.E15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59]=&quot;&quot;;[.E159]=&quot;&quot;);&quot;&quot;;[.D159]-[.E159])" table:style-name="ce24"/>
          <table:table-cell office:value-type="string" office:string-value="" table:formula="of:=IF(OR([.H159]=&quot;&quot;;[.E159]=0);&quot;&quot;;ABS([.H159])/[.E15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0]=&quot;&quot;;[.E160]=&quot;&quot;);&quot;&quot;;[.D160]-[.E160])" table:style-name="ce24"/>
          <table:table-cell office:value-type="string" office:string-value="" table:formula="of:=IF(OR([.H160]=&quot;&quot;;[.E160]=0);&quot;&quot;;ABS([.H160])/[.E16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1]=&quot;&quot;;[.E161]=&quot;&quot;);&quot;&quot;;[.D161]-[.E161])" table:style-name="ce24"/>
          <table:table-cell office:value-type="string" office:string-value="" table:formula="of:=IF(OR([.H161]=&quot;&quot;;[.E161]=0);&quot;&quot;;ABS([.H161])/[.E16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2]=&quot;&quot;;[.E162]=&quot;&quot;);&quot;&quot;;[.D162]-[.E162])" table:style-name="ce24"/>
          <table:table-cell office:value-type="string" office:string-value="" table:formula="of:=IF(OR([.H162]=&quot;&quot;;[.E162]=0);&quot;&quot;;ABS([.H162])/[.E16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3]=&quot;&quot;;[.E163]=&quot;&quot;);&quot;&quot;;[.D163]-[.E163])" table:style-name="ce24"/>
          <table:table-cell office:value-type="string" office:string-value="" table:formula="of:=IF(OR([.H163]=&quot;&quot;;[.E163]=0);&quot;&quot;;ABS([.H163])/[.E16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4]=&quot;&quot;;[.E164]=&quot;&quot;);&quot;&quot;;[.D164]-[.E164])" table:style-name="ce24"/>
          <table:table-cell office:value-type="string" office:string-value="" table:formula="of:=IF(OR([.H164]=&quot;&quot;;[.E164]=0);&quot;&quot;;ABS([.H164])/[.E16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5]=&quot;&quot;;[.E165]=&quot;&quot;);&quot;&quot;;[.D165]-[.E165])" table:style-name="ce24"/>
          <table:table-cell office:value-type="string" office:string-value="" table:formula="of:=IF(OR([.H165]=&quot;&quot;;[.E165]=0);&quot;&quot;;ABS([.H165])/[.E16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6]=&quot;&quot;;[.E166]=&quot;&quot;);&quot;&quot;;[.D166]-[.E166])" table:style-name="ce24"/>
          <table:table-cell office:value-type="string" office:string-value="" table:formula="of:=IF(OR([.H166]=&quot;&quot;;[.E166]=0);&quot;&quot;;ABS([.H166])/[.E16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7]=&quot;&quot;;[.E167]=&quot;&quot;);&quot;&quot;;[.D167]-[.E167])" table:style-name="ce24"/>
          <table:table-cell office:value-type="string" office:string-value="" table:formula="of:=IF(OR([.H167]=&quot;&quot;;[.E167]=0);&quot;&quot;;ABS([.H167])/[.E16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8]=&quot;&quot;;[.E168]=&quot;&quot;);&quot;&quot;;[.D168]-[.E168])" table:style-name="ce24"/>
          <table:table-cell office:value-type="string" office:string-value="" table:formula="of:=IF(OR([.H168]=&quot;&quot;;[.E168]=0);&quot;&quot;;ABS([.H168])/[.E16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69]=&quot;&quot;;[.E169]=&quot;&quot;);&quot;&quot;;[.D169]-[.E169])" table:style-name="ce24"/>
          <table:table-cell office:value-type="string" office:string-value="" table:formula="of:=IF(OR([.H169]=&quot;&quot;;[.E169]=0);&quot;&quot;;ABS([.H169])/[.E16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0]=&quot;&quot;;[.E170]=&quot;&quot;);&quot;&quot;;[.D170]-[.E170])" table:style-name="ce24"/>
          <table:table-cell office:value-type="string" office:string-value="" table:formula="of:=IF(OR([.H170]=&quot;&quot;;[.E170]=0);&quot;&quot;;ABS([.H170])/[.E17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1]=&quot;&quot;;[.E171]=&quot;&quot;);&quot;&quot;;[.D171]-[.E171])" table:style-name="ce24"/>
          <table:table-cell office:value-type="string" office:string-value="" table:formula="of:=IF(OR([.H171]=&quot;&quot;;[.E171]=0);&quot;&quot;;ABS([.H171])/[.E17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2]=&quot;&quot;;[.E172]=&quot;&quot;);&quot;&quot;;[.D172]-[.E172])" table:style-name="ce24"/>
          <table:table-cell office:value-type="string" office:string-value="" table:formula="of:=IF(OR([.H172]=&quot;&quot;;[.E172]=0);&quot;&quot;;ABS([.H172])/[.E17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3]=&quot;&quot;;[.E173]=&quot;&quot;);&quot;&quot;;[.D173]-[.E173])" table:style-name="ce24"/>
          <table:table-cell office:value-type="string" office:string-value="" table:formula="of:=IF(OR([.H173]=&quot;&quot;;[.E173]=0);&quot;&quot;;ABS([.H173])/[.E17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4]=&quot;&quot;;[.E174]=&quot;&quot;);&quot;&quot;;[.D174]-[.E174])" table:style-name="ce24"/>
          <table:table-cell office:value-type="string" office:string-value="" table:formula="of:=IF(OR([.H174]=&quot;&quot;;[.E174]=0);&quot;&quot;;ABS([.H174])/[.E17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5]=&quot;&quot;;[.E175]=&quot;&quot;);&quot;&quot;;[.D175]-[.E175])" table:style-name="ce24"/>
          <table:table-cell office:value-type="string" office:string-value="" table:formula="of:=IF(OR([.H175]=&quot;&quot;;[.E175]=0);&quot;&quot;;ABS([.H175])/[.E17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6]=&quot;&quot;;[.E176]=&quot;&quot;);&quot;&quot;;[.D176]-[.E176])" table:style-name="ce24"/>
          <table:table-cell office:value-type="string" office:string-value="" table:formula="of:=IF(OR([.H176]=&quot;&quot;;[.E176]=0);&quot;&quot;;ABS([.H176])/[.E17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7]=&quot;&quot;;[.E177]=&quot;&quot;);&quot;&quot;;[.D177]-[.E177])" table:style-name="ce24"/>
          <table:table-cell office:value-type="string" office:string-value="" table:formula="of:=IF(OR([.H177]=&quot;&quot;;[.E177]=0);&quot;&quot;;ABS([.H177])/[.E17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8]=&quot;&quot;;[.E178]=&quot;&quot;);&quot;&quot;;[.D178]-[.E178])" table:style-name="ce24"/>
          <table:table-cell office:value-type="string" office:string-value="" table:formula="of:=IF(OR([.H178]=&quot;&quot;;[.E178]=0);&quot;&quot;;ABS([.H178])/[.E17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79]=&quot;&quot;;[.E179]=&quot;&quot;);&quot;&quot;;[.D179]-[.E179])" table:style-name="ce24"/>
          <table:table-cell office:value-type="string" office:string-value="" table:formula="of:=IF(OR([.H179]=&quot;&quot;;[.E179]=0);&quot;&quot;;ABS([.H179])/[.E17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0]=&quot;&quot;;[.E180]=&quot;&quot;);&quot;&quot;;[.D180]-[.E180])" table:style-name="ce24"/>
          <table:table-cell office:value-type="string" office:string-value="" table:formula="of:=IF(OR([.H180]=&quot;&quot;;[.E180]=0);&quot;&quot;;ABS([.H180])/[.E18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1]=&quot;&quot;;[.E181]=&quot;&quot;);&quot;&quot;;[.D181]-[.E181])" table:style-name="ce24"/>
          <table:table-cell office:value-type="string" office:string-value="" table:formula="of:=IF(OR([.H181]=&quot;&quot;;[.E181]=0);&quot;&quot;;ABS([.H181])/[.E18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2]=&quot;&quot;;[.E182]=&quot;&quot;);&quot;&quot;;[.D182]-[.E182])" table:style-name="ce24"/>
          <table:table-cell office:value-type="string" office:string-value="" table:formula="of:=IF(OR([.H182]=&quot;&quot;;[.E182]=0);&quot;&quot;;ABS([.H182])/[.E18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3]=&quot;&quot;;[.E183]=&quot;&quot;);&quot;&quot;;[.D183]-[.E183])" table:style-name="ce24"/>
          <table:table-cell office:value-type="string" office:string-value="" table:formula="of:=IF(OR([.H183]=&quot;&quot;;[.E183]=0);&quot;&quot;;ABS([.H183])/[.E18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4]=&quot;&quot;;[.E184]=&quot;&quot;);&quot;&quot;;[.D184]-[.E184])" table:style-name="ce24"/>
          <table:table-cell office:value-type="string" office:string-value="" table:formula="of:=IF(OR([.H184]=&quot;&quot;;[.E184]=0);&quot;&quot;;ABS([.H184])/[.E18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5]=&quot;&quot;;[.E185]=&quot;&quot;);&quot;&quot;;[.D185]-[.E185])" table:style-name="ce24"/>
          <table:table-cell office:value-type="string" office:string-value="" table:formula="of:=IF(OR([.H185]=&quot;&quot;;[.E185]=0);&quot;&quot;;ABS([.H185])/[.E18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6]=&quot;&quot;;[.E186]=&quot;&quot;);&quot;&quot;;[.D186]-[.E186])" table:style-name="ce24"/>
          <table:table-cell office:value-type="string" office:string-value="" table:formula="of:=IF(OR([.H186]=&quot;&quot;;[.E186]=0);&quot;&quot;;ABS([.H186])/[.E18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7]=&quot;&quot;;[.E187]=&quot;&quot;);&quot;&quot;;[.D187]-[.E187])" table:style-name="ce24"/>
          <table:table-cell office:value-type="string" office:string-value="" table:formula="of:=IF(OR([.H187]=&quot;&quot;;[.E187]=0);&quot;&quot;;ABS([.H187])/[.E18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8]=&quot;&quot;;[.E188]=&quot;&quot;);&quot;&quot;;[.D188]-[.E188])" table:style-name="ce24"/>
          <table:table-cell office:value-type="string" office:string-value="" table:formula="of:=IF(OR([.H188]=&quot;&quot;;[.E188]=0);&quot;&quot;;ABS([.H188])/[.E18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89]=&quot;&quot;;[.E189]=&quot;&quot;);&quot;&quot;;[.D189]-[.E189])" table:style-name="ce24"/>
          <table:table-cell office:value-type="string" office:string-value="" table:formula="of:=IF(OR([.H189]=&quot;&quot;;[.E189]=0);&quot;&quot;;ABS([.H189])/[.E18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0]=&quot;&quot;;[.E190]=&quot;&quot;);&quot;&quot;;[.D190]-[.E190])" table:style-name="ce24"/>
          <table:table-cell office:value-type="string" office:string-value="" table:formula="of:=IF(OR([.H190]=&quot;&quot;;[.E190]=0);&quot;&quot;;ABS([.H190])/[.E19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1]=&quot;&quot;;[.E191]=&quot;&quot;);&quot;&quot;;[.D191]-[.E191])" table:style-name="ce24"/>
          <table:table-cell office:value-type="string" office:string-value="" table:formula="of:=IF(OR([.H191]=&quot;&quot;;[.E191]=0);&quot;&quot;;ABS([.H191])/[.E19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2]=&quot;&quot;;[.E192]=&quot;&quot;);&quot;&quot;;[.D192]-[.E192])" table:style-name="ce24"/>
          <table:table-cell office:value-type="string" office:string-value="" table:formula="of:=IF(OR([.H192]=&quot;&quot;;[.E192]=0);&quot;&quot;;ABS([.H192])/[.E19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3]=&quot;&quot;;[.E193]=&quot;&quot;);&quot;&quot;;[.D193]-[.E193])" table:style-name="ce24"/>
          <table:table-cell office:value-type="string" office:string-value="" table:formula="of:=IF(OR([.H193]=&quot;&quot;;[.E193]=0);&quot;&quot;;ABS([.H193])/[.E19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4]=&quot;&quot;;[.E194]=&quot;&quot;);&quot;&quot;;[.D194]-[.E194])" table:style-name="ce24"/>
          <table:table-cell office:value-type="string" office:string-value="" table:formula="of:=IF(OR([.H194]=&quot;&quot;;[.E194]=0);&quot;&quot;;ABS([.H194])/[.E19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5]=&quot;&quot;;[.E195]=&quot;&quot;);&quot;&quot;;[.D195]-[.E195])" table:style-name="ce24"/>
          <table:table-cell office:value-type="string" office:string-value="" table:formula="of:=IF(OR([.H195]=&quot;&quot;;[.E195]=0);&quot;&quot;;ABS([.H195])/[.E19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6]=&quot;&quot;;[.E196]=&quot;&quot;);&quot;&quot;;[.D196]-[.E196])" table:style-name="ce24"/>
          <table:table-cell office:value-type="string" office:string-value="" table:formula="of:=IF(OR([.H196]=&quot;&quot;;[.E196]=0);&quot;&quot;;ABS([.H196])/[.E19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7]=&quot;&quot;;[.E197]=&quot;&quot;);&quot;&quot;;[.D197]-[.E197])" table:style-name="ce24"/>
          <table:table-cell office:value-type="string" office:string-value="" table:formula="of:=IF(OR([.H197]=&quot;&quot;;[.E197]=0);&quot;&quot;;ABS([.H197])/[.E19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8]=&quot;&quot;;[.E198]=&quot;&quot;);&quot;&quot;;[.D198]-[.E198])" table:style-name="ce24"/>
          <table:table-cell office:value-type="string" office:string-value="" table:formula="of:=IF(OR([.H198]=&quot;&quot;;[.E198]=0);&quot;&quot;;ABS([.H198])/[.E19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199]=&quot;&quot;;[.E199]=&quot;&quot;);&quot;&quot;;[.D199]-[.E199])" table:style-name="ce24"/>
          <table:table-cell office:value-type="string" office:string-value="" table:formula="of:=IF(OR([.H199]=&quot;&quot;;[.E199]=0);&quot;&quot;;ABS([.H199])/[.E19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0]=&quot;&quot;;[.E200]=&quot;&quot;);&quot;&quot;;[.D200]-[.E200])" table:style-name="ce24"/>
          <table:table-cell office:value-type="string" office:string-value="" table:formula="of:=IF(OR([.H200]=&quot;&quot;;[.E200]=0);&quot;&quot;;ABS([.H200])/[.E20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1]=&quot;&quot;;[.E201]=&quot;&quot;);&quot;&quot;;[.D201]-[.E201])" table:style-name="ce24"/>
          <table:table-cell office:value-type="string" office:string-value="" table:formula="of:=IF(OR([.H201]=&quot;&quot;;[.E201]=0);&quot;&quot;;ABS([.H201])/[.E20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2]=&quot;&quot;;[.E202]=&quot;&quot;);&quot;&quot;;[.D202]-[.E202])" table:style-name="ce24"/>
          <table:table-cell office:value-type="string" office:string-value="" table:formula="of:=IF(OR([.H202]=&quot;&quot;;[.E202]=0);&quot;&quot;;ABS([.H202])/[.E20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3]=&quot;&quot;;[.E203]=&quot;&quot;);&quot;&quot;;[.D203]-[.E203])" table:style-name="ce24"/>
          <table:table-cell office:value-type="string" office:string-value="" table:formula="of:=IF(OR([.H203]=&quot;&quot;;[.E203]=0);&quot;&quot;;ABS([.H203])/[.E20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4]=&quot;&quot;;[.E204]=&quot;&quot;);&quot;&quot;;[.D204]-[.E204])" table:style-name="ce24"/>
          <table:table-cell office:value-type="string" office:string-value="" table:formula="of:=IF(OR([.H204]=&quot;&quot;;[.E204]=0);&quot;&quot;;ABS([.H204])/[.E20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5]=&quot;&quot;;[.E205]=&quot;&quot;);&quot;&quot;;[.D205]-[.E205])" table:style-name="ce24"/>
          <table:table-cell office:value-type="string" office:string-value="" table:formula="of:=IF(OR([.H205]=&quot;&quot;;[.E205]=0);&quot;&quot;;ABS([.H205])/[.E20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6]=&quot;&quot;;[.E206]=&quot;&quot;);&quot;&quot;;[.D206]-[.E206])" table:style-name="ce24"/>
          <table:table-cell office:value-type="string" office:string-value="" table:formula="of:=IF(OR([.H206]=&quot;&quot;;[.E206]=0);&quot;&quot;;ABS([.H206])/[.E20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7]=&quot;&quot;;[.E207]=&quot;&quot;);&quot;&quot;;[.D207]-[.E207])" table:style-name="ce24"/>
          <table:table-cell office:value-type="string" office:string-value="" table:formula="of:=IF(OR([.H207]=&quot;&quot;;[.E207]=0);&quot;&quot;;ABS([.H207])/[.E20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8]=&quot;&quot;;[.E208]=&quot;&quot;);&quot;&quot;;[.D208]-[.E208])" table:style-name="ce24"/>
          <table:table-cell office:value-type="string" office:string-value="" table:formula="of:=IF(OR([.H208]=&quot;&quot;;[.E208]=0);&quot;&quot;;ABS([.H208])/[.E20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09]=&quot;&quot;;[.E209]=&quot;&quot;);&quot;&quot;;[.D209]-[.E209])" table:style-name="ce24"/>
          <table:table-cell office:value-type="string" office:string-value="" table:formula="of:=IF(OR([.H209]=&quot;&quot;;[.E209]=0);&quot;&quot;;ABS([.H209])/[.E20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0]=&quot;&quot;;[.E210]=&quot;&quot;);&quot;&quot;;[.D210]-[.E210])" table:style-name="ce24"/>
          <table:table-cell office:value-type="string" office:string-value="" table:formula="of:=IF(OR([.H210]=&quot;&quot;;[.E210]=0);&quot;&quot;;ABS([.H210])/[.E21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1]=&quot;&quot;;[.E211]=&quot;&quot;);&quot;&quot;;[.D211]-[.E211])" table:style-name="ce24"/>
          <table:table-cell office:value-type="string" office:string-value="" table:formula="of:=IF(OR([.H211]=&quot;&quot;;[.E211]=0);&quot;&quot;;ABS([.H211])/[.E21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2]=&quot;&quot;;[.E212]=&quot;&quot;);&quot;&quot;;[.D212]-[.E212])" table:style-name="ce24"/>
          <table:table-cell office:value-type="string" office:string-value="" table:formula="of:=IF(OR([.H212]=&quot;&quot;;[.E212]=0);&quot;&quot;;ABS([.H212])/[.E21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3]=&quot;&quot;;[.E213]=&quot;&quot;);&quot;&quot;;[.D213]-[.E213])" table:style-name="ce24"/>
          <table:table-cell office:value-type="string" office:string-value="" table:formula="of:=IF(OR([.H213]=&quot;&quot;;[.E213]=0);&quot;&quot;;ABS([.H213])/[.E21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4]=&quot;&quot;;[.E214]=&quot;&quot;);&quot;&quot;;[.D214]-[.E214])" table:style-name="ce24"/>
          <table:table-cell office:value-type="string" office:string-value="" table:formula="of:=IF(OR([.H214]=&quot;&quot;;[.E214]=0);&quot;&quot;;ABS([.H214])/[.E21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5]=&quot;&quot;;[.E215]=&quot;&quot;);&quot;&quot;;[.D215]-[.E215])" table:style-name="ce24"/>
          <table:table-cell office:value-type="string" office:string-value="" table:formula="of:=IF(OR([.H215]=&quot;&quot;;[.E215]=0);&quot;&quot;;ABS([.H215])/[.E21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6]=&quot;&quot;;[.E216]=&quot;&quot;);&quot;&quot;;[.D216]-[.E216])" table:style-name="ce24"/>
          <table:table-cell office:value-type="string" office:string-value="" table:formula="of:=IF(OR([.H216]=&quot;&quot;;[.E216]=0);&quot;&quot;;ABS([.H216])/[.E21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7]=&quot;&quot;;[.E217]=&quot;&quot;);&quot;&quot;;[.D217]-[.E217])" table:style-name="ce24"/>
          <table:table-cell office:value-type="string" office:string-value="" table:formula="of:=IF(OR([.H217]=&quot;&quot;;[.E217]=0);&quot;&quot;;ABS([.H217])/[.E21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8]=&quot;&quot;;[.E218]=&quot;&quot;);&quot;&quot;;[.D218]-[.E218])" table:style-name="ce24"/>
          <table:table-cell office:value-type="string" office:string-value="" table:formula="of:=IF(OR([.H218]=&quot;&quot;;[.E218]=0);&quot;&quot;;ABS([.H218])/[.E21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19]=&quot;&quot;;[.E219]=&quot;&quot;);&quot;&quot;;[.D219]-[.E219])" table:style-name="ce24"/>
          <table:table-cell office:value-type="string" office:string-value="" table:formula="of:=IF(OR([.H219]=&quot;&quot;;[.E219]=0);&quot;&quot;;ABS([.H219])/[.E21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0]=&quot;&quot;;[.E220]=&quot;&quot;);&quot;&quot;;[.D220]-[.E220])" table:style-name="ce24"/>
          <table:table-cell office:value-type="string" office:string-value="" table:formula="of:=IF(OR([.H220]=&quot;&quot;;[.E220]=0);&quot;&quot;;ABS([.H220])/[.E22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1]=&quot;&quot;;[.E221]=&quot;&quot;);&quot;&quot;;[.D221]-[.E221])" table:style-name="ce24"/>
          <table:table-cell office:value-type="string" office:string-value="" table:formula="of:=IF(OR([.H221]=&quot;&quot;;[.E221]=0);&quot;&quot;;ABS([.H221])/[.E22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2]=&quot;&quot;;[.E222]=&quot;&quot;);&quot;&quot;;[.D222]-[.E222])" table:style-name="ce24"/>
          <table:table-cell office:value-type="string" office:string-value="" table:formula="of:=IF(OR([.H222]=&quot;&quot;;[.E222]=0);&quot;&quot;;ABS([.H222])/[.E22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3]=&quot;&quot;;[.E223]=&quot;&quot;);&quot;&quot;;[.D223]-[.E223])" table:style-name="ce24"/>
          <table:table-cell office:value-type="string" office:string-value="" table:formula="of:=IF(OR([.H223]=&quot;&quot;;[.E223]=0);&quot;&quot;;ABS([.H223])/[.E22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4]=&quot;&quot;;[.E224]=&quot;&quot;);&quot;&quot;;[.D224]-[.E224])" table:style-name="ce24"/>
          <table:table-cell office:value-type="string" office:string-value="" table:formula="of:=IF(OR([.H224]=&quot;&quot;;[.E224]=0);&quot;&quot;;ABS([.H224])/[.E224]*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5]=&quot;&quot;;[.E225]=&quot;&quot;);&quot;&quot;;[.D225]-[.E225])" table:style-name="ce24"/>
          <table:table-cell office:value-type="string" office:string-value="" table:formula="of:=IF(OR([.H225]=&quot;&quot;;[.E225]=0);&quot;&quot;;ABS([.H225])/[.E225]*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6]=&quot;&quot;;[.E226]=&quot;&quot;);&quot;&quot;;[.D226]-[.E226])" table:style-name="ce24"/>
          <table:table-cell office:value-type="string" office:string-value="" table:formula="of:=IF(OR([.H226]=&quot;&quot;;[.E226]=0);&quot;&quot;;ABS([.H226])/[.E226]*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office:value-type="string" office:string-value="" table:formula="of:=IF(OR([.D227]=&quot;&quot;;[.E227]=&quot;&quot;);&quot;&quot;;[.D227]-[.E227])" table:style-name="ce24"/>
          <table:table-cell office:value-type="string" office:string-value="" table:formula="of:=IF(OR([.H227]=&quot;&quot;;[.E227]=0);&quot;&quot;;ABS([.H227])/[.E227]*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28]=&quot;&quot;;[.E228]=0);&quot;&quot;;ABS([.H228])/[.E228]*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29]=&quot;&quot;;[.E229]=0);&quot;&quot;;ABS([.H229])/[.E229]*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30]=&quot;&quot;;[.E230]=0);&quot;&quot;;ABS([.H230])/[.E230]*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31]=&quot;&quot;;[.E231]=0);&quot;&quot;;ABS([.H231])/[.E231]*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32]=&quot;&quot;;[.E232]=0);&quot;&quot;;ABS([.H232])/[.E232]*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33]=&quot;&quot;;[.E233]=0);&quot;&quot;;ABS([.H233])/[.E233]*100)" table:style-name="ce24"/>
          <table:table-cell table:number-columns-repeated="16375"/>
        </table:table-row>
        <table:table-row table:style-name="ro2">
          <table:table-cell/>
          <table:table-cell table:content-validation-name="val1" table:style-name="ce4"/>
          <table:table-cell table:number-columns-repeated="3" table:style-name="ce2"/>
          <table:table-cell table:content-validation-name="val2" table:style-name="ce33"/>
          <table:table-cell table:style-name="ce1"/>
          <table:table-cell table:style-name="ce8"/>
          <table:table-cell office:value-type="string" office:string-value="" table:formula="of:=IF(OR([.H234]=&quot;&quot;;[.E234]=0);&quot;&quot;;ABS([.H234])/[.E234]*100)" table:style-name="ce24"/>
          <table:table-cell table:number-columns-repeated="16375"/>
        </table:table-row>
        <table:table-row table:number-rows-repeated="767" table:style-name="ro2">
          <table:table-cell/>
          <table:table-cell table:content-validation-name="val1" table:style-name="ce4"/>
          <table:table-cell table:number-columns-repeated="3" table:style-name="ce2"/>
          <table:table-cell table:content-validation-name="val2" table:style-name="ce33"/>
          <table:table-cell table:style-name="ce1"/>
          <table:table-cell table:number-columns-repeated="2" table:style-name="ce8"/>
          <table:table-cell table:number-columns-repeated="16375"/>
        </table:table-row>
        <table:table-row table:number-rows-repeated="104757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onditionalStyle_1" style:family="table-cell" style:data-style-name="N0">
      <style:table-cell-properties style:vertical-align="automatic" fo:background-color="#DD0806"/>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 style:family="table-cell">
      <style:table-cell-properties fo:background-color="#DD0806"/>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75in" fo:margin-left="0.7in" fo:margin-right="0.7in" style:print-orientation="landscape" style:print-page-order="ttb" style:first-page-number="continue" style:scale-to="100%" style:table-centering="none" style:print="objects charts drawings"/>
      <style:header-style>
        <style:header-footer-properties fo:min-height="1.36102362204724in" fo:margin-left="0in" fo:margin-right="0in" fo:margin-bottom="0in"/>
      </style:header-style>
      <style:footer-style>
        <style:header-footer-properties fo:min-height="0.393700787401575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region-left>
          <text:p><text:span text:style-name="T1">Edit</text:span><text:span text:style-name="T1"> </text:span><text:span text:style-name="T1">the</text:span><text:span text:style-name="T1"> </text:span><text:span text:style-name="T1">Header</text:span><text:span text:style-name="T1"> </text:span><text:span text:style-name="T1">with</text:span><text:span text:style-name="T1"> </text:span><text:span text:style-name="T1">Your</text:span><text:span text:style-name="T1"> </text:span><text:span text:style-name="T1">Team</text:span><text:span text:style-name="T1"> </text:span><text:span text:style-name="T1">ID</text:span></text:p>
        </style:region-left>
        <style:region-center>
          <text:p><text:span text:style-name="T1"><text:file-name text:display="name-and-extension">???</text:file-name></text:span></text:p>
        </style:region-center>
        <style:region-right>
          <text:p><text:span text:style-name="T1"><text:date>???</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429</meta:generator>
    <dc:creator>Chaitanya Thogata</dc:creator>
    <dc:date>2025-02-12T11:00:11Z</dc:date>
    <meta:editing-cycles>1</meta:editing-cycles>
    <meta:editing-duration>PT227S</meta:editing-duration>
  </office:meta>
</office:document-meta>
</file>